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F00000252C46ED5CDA9BD249A.png" manifest:media-type="image/png"/>
  <manifest:file-entry manifest:full-path="Pictures/100002010000032000000227F6438846F287E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paragraph-properties fo:line-height="150%" fo:text-align="justify" style:justify-single-word="false"/>
      <style:text-properties style:font-name="Liberation Sans" officeooo:rsid="00847158" officeooo:paragraph-rsid="00847158"/>
    </style:style>
    <style:style style:name="P25" style:family="paragraph" style:parent-style-name="Standard">
      <style:text-properties fo:font-style="italic" officeooo:paragraph-rsid="00177270" style:font-style-asian="italic" style:font-style-complex="italic"/>
    </style:style>
    <style:style style:name="P26" style:family="paragraph" style:parent-style-name="Standard">
      <style:text-properties fo:font-style="italic" officeooo:rsid="0018821b" officeooo:paragraph-rsid="00177270" style:font-style-asian="italic" style:font-style-complex="italic"/>
    </style:style>
    <style:style style:name="P27" style:family="paragraph" style:parent-style-name="Standard">
      <style:paragraph-properties fo:line-height="150%" fo:text-align="justify" style:justify-single-word="false"/>
      <style:text-properties officeooo:paragraph-rsid="0093a60f"/>
    </style:style>
    <style:style style:name="P28" style:family="paragraph" style:parent-style-name="Text_20_body">
      <style:text-properties officeooo:rsid="000be7a6"/>
    </style:style>
    <style:style style:name="P29"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30" style:family="paragraph" style:parent-style-name="Text_20_body">
      <style:text-properties style:font-name="Liberation Sans" officeooo:rsid="0088e65a" officeooo:paragraph-rsid="001cbc37"/>
    </style:style>
    <style:style style:name="P31" style:family="paragraph" style:parent-style-name="Text_20_body">
      <style:text-properties style:font-name="Liberation Sans" officeooo:paragraph-rsid="001cbc37"/>
    </style:style>
    <style:style style:name="P32" style:family="paragraph" style:parent-style-name="Text_20_body">
      <style:text-properties officeooo:rsid="001cbc37" officeooo:paragraph-rsid="001cbc37"/>
    </style:style>
    <style:style style:name="P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8"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3"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26966a0" style:text-blinking="false" fo:background-color="#ffffff" style:font-size-asian="10.5pt" style:font-size-complex="12pt" loext:padding="0cm" loext:border="none"/>
    </style:style>
    <style:style style:name="P6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90fe3f" style:text-blinking="false" fo:background-color="#ffffff" style:font-size-asian="10.5pt" style:font-size-complex="12pt" loext:padding="0cm" loext:border="none"/>
    </style:style>
    <style:style style:name="P6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5f4383" officeooo:paragraph-rsid="0262bb01" style:text-blinking="false" fo:background-color="#ffffff" style:font-size-asian="10.5pt" style:font-size-complex="12pt" loext:padding="0cm" loext:border="none"/>
    </style:style>
    <style:style style:name="P6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0fe3f" officeooo:paragraph-rsid="0090fe3f" style:text-blinking="false" fo:background-color="#ffffff" style:font-size-asian="10.5pt" style:font-size-complex="12pt" loext:padding="0cm" loext:border="none"/>
    </style:style>
    <style:style style:name="P67"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68"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cb3f0" style:text-blinking="false" fo:background-color="#ffffff" style:font-size-asian="10.5pt" style:font-size-complex="12pt" loext:padding="0cm" loext:border="none"/>
    </style:style>
    <style:style style:name="P69"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c7e9d3" style:text-blinking="false" fo:background-color="#ffffff" style:font-size-asian="10.5pt" style:font-style-asian="normal" style:font-size-complex="12pt" style:font-style-complex="normal" loext:padding="0cm" loext:border="none"/>
    </style:style>
    <style:style style:name="P70"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11.25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7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7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0fe3f"/>
    </style:style>
    <style:style style:name="P7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5861a"/>
    </style:style>
    <style:style style:name="P7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7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26966a0"/>
    </style:style>
    <style:style style:name="P7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095861a"/>
    </style:style>
    <style:style style:name="P7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262bb01"/>
    </style:style>
    <style:style style:name="P7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095861a"/>
    </style:style>
    <style:style style:name="P7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sans-serif" fo:font-size="10.5pt" officeooo:rsid="0090fe3f" officeooo:paragraph-rsid="0090fe3f"/>
    </style:style>
    <style:style style:name="P8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8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8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8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8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8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a33bd" style:text-blinking="false" fo:background-color="#ffffff" style:font-size-asian="10.5pt" style:font-size-complex="12pt" loext:padding="0cm" loext:border="none"/>
    </style:style>
    <style:style style:name="P8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9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9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9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47158" style:text-blinking="false" fo:background-color="#ffffff" style:font-size-asian="10.5pt" style:font-size-complex="12pt" loext:padding="0cm" loext:border="none"/>
    </style:style>
    <style:style style:name="P9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9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0fe3f" style:text-blinking="false" fo:background-color="#ffffff" style:font-size-asian="10.5pt" style:font-size-complex="12pt" loext:padding="0cm" loext:border="none"/>
    </style:style>
    <style:style style:name="P9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9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e0aa4" style:text-blinking="false" fo:background-color="#ffffff" style:font-size-asian="10.5pt" style:font-size-complex="12pt" loext:padding="0cm" loext:border="none"/>
    </style:style>
    <style:style style:name="P9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65a51" officeooo:paragraph-rsid="00865a51" style:text-blinking="false" fo:background-color="#ffffff" style:font-size-asian="10.5pt" style:font-size-complex="12pt" loext:padding="0cm" loext:border="none"/>
    </style:style>
    <style:style style:name="P9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a7ca7" officeooo:paragraph-rsid="008a7ca7" style:text-blinking="false" fo:background-color="#ffffff" style:font-size-asian="10.5pt" style:font-size-complex="12pt" loext:padding="0cm" loext:border="none"/>
    </style:style>
    <style:style style:name="P9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8b97ce" style:text-blinking="false" fo:background-color="#ffffff" style:font-size-asian="10.5pt" style:font-size-complex="12pt" loext:padding="0cm" loext:border="none"/>
    </style:style>
    <style:style style:name="P10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cbbe" officeooo:paragraph-rsid="009a5c7c" style:text-blinking="false" fo:background-color="#ffffff" style:font-size-asian="10.5pt" style:font-size-complex="12pt" loext:padding="0cm" loext:border="none"/>
    </style:style>
    <style:style style:name="P10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78e12" officeooo:paragraph-rsid="009a5c7c" style:text-blinking="false" fo:background-color="#ffffff" style:font-size-asian="10.5pt" style:font-size-complex="12pt" loext:padding="0cm" loext:border="none"/>
    </style:style>
    <style:style style:name="P10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10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0aa4" officeooo:paragraph-rsid="009e0aa4" style:text-blinking="false" fo:background-color="#ffffff" style:font-size-asian="10.5pt" style:font-size-complex="12pt" loext:padding="0cm" loext:border="none"/>
    </style:style>
    <style:style style:name="P10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0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b7cf" officeooo:paragraph-rsid="00c7b7cf" style:text-blinking="false" fo:background-color="#ffffff" style:font-size-asian="10.5pt" style:font-size-complex="12pt" loext:padding="0cm" loext:border="none"/>
    </style:style>
    <style:style style:name="P10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e9d3" officeooo:paragraph-rsid="00c7e9d3" style:text-blinking="false" fo:background-color="#ffffff" style:font-size-asian="10.5pt" style:font-size-complex="12pt" loext:padding="0cm" loext:border="none"/>
    </style:style>
    <style:style style:name="P10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b497c" officeooo:paragraph-rsid="00cb497c" style:text-blinking="false" fo:background-color="#ffffff" style:font-size-asian="10.5pt" style:font-size-complex="12pt" loext:padding="0cm" loext:border="none"/>
    </style:style>
    <style:style style:name="P10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3a48d" officeooo:paragraph-rsid="00d3a48d" style:text-blinking="false" fo:background-color="#ffffff" style:font-size-asian="10.5pt" style:font-size-complex="12pt" loext:padding="0cm" loext:border="none"/>
    </style:style>
    <style:style style:name="P10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officeooo:paragraph-rsid="009e78aa" style:text-blinking="false" fo:background-color="#ffffff" style:font-size-asian="10.5pt" style:font-weight-asian="normal" style:font-size-complex="12pt" style:font-weight-complex="normal" loext:padding="0cm" loext:border="none"/>
    </style:style>
    <style:style style:name="P11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officeooo:paragraph-rsid="00aea542" style:text-blinking="false" fo:background-color="#ffffff" style:font-size-asian="10.5pt" style:font-weight-asian="normal" style:font-size-complex="12pt" style:font-weight-complex="normal" loext:padding="0cm" loext:border="none"/>
    </style:style>
    <style:style style:name="P11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officeooo:paragraph-rsid="00aea542" style:text-blinking="false" fo:background-color="#ffffff" style:font-size-asian="10.5pt" style:font-weight-asian="normal" style:font-size-complex="12pt" style:font-weight-complex="normal" loext:padding="0cm" loext:border="none"/>
    </style:style>
    <style:style style:name="P11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officeooo:paragraph-rsid="00aea542" style:text-blinking="false" fo:background-color="#ffffff" style:font-size-asian="10.5pt" style:font-weight-asian="normal" style:font-size-complex="12pt" style:font-weight-complex="normal" loext:padding="0cm" loext:border="none"/>
    </style:style>
    <style:style style:name="P11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ae75af" style:text-blinking="false" fo:background-color="#ffffff" style:font-size-asian="10.5pt" style:font-weight-asian="normal" style:font-size-complex="12pt" style:font-weight-complex="normal" loext:padding="0cm" loext:border="none"/>
    </style:style>
    <style:style style:name="P11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officeooo:paragraph-rsid="00ae75af" style:text-blinking="false" fo:background-color="#ffffff" style:font-size-asian="10.5pt" style:font-weight-asian="normal" style:font-size-complex="12pt" style:font-weight-complex="normal" loext:padding="0cm" loext:border="none"/>
    </style:style>
    <style:style style:name="P11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847158" officeooo:paragraph-rsid="009e0aa4" style:text-blinking="false" fo:background-color="#ffffff" style:font-size-asian="10.5pt" style:font-weight-asian="bold" style:font-size-complex="12pt" style:font-weight-complex="bold" loext:padding="0cm" loext:border="none"/>
    </style:style>
    <style:style style:name="P11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3pt" fo:letter-spacing="normal" fo:font-style="normal" style:text-underline-style="none" fo:font-weight="bold" officeooo:rsid="00847158" officeooo:paragraph-rsid="0090fe3f" style:text-blinking="false" fo:background-color="#ffffff" style:font-size-asian="13pt" style:font-weight-asian="bold" style:font-size-complex="13pt" style:font-weight-complex="bold" loext:padding="0cm" loext:border="none"/>
    </style:style>
    <style:style style:name="P11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20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1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9.75pt" fo:letter-spacing="normal" fo:font-style="normal" style:text-underline-style="none" fo:font-weight="normal" officeooo:paragraph-rsid="00a521a7" style:text-blinking="false" fo:background-color="#ffffff" style:font-size-asian="10.5pt" style:font-weight-asian="normal" style:font-size-complex="12pt" style:font-weight-complex="normal" loext:padding="0cm" loext:border="none"/>
    </style:style>
    <style:style style:name="P11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12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12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12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96cbbe" officeooo:paragraph-rsid="009a5c7c"/>
    </style:style>
    <style:style style:name="P12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1f8e3"/>
    </style:style>
    <style:style style:name="P12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521a7"/>
    </style:style>
    <style:style style:name="P12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79063"/>
    </style:style>
    <style:style style:name="P12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ae3df"/>
    </style:style>
    <style:style style:name="P12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75af"/>
    </style:style>
    <style:style style:name="P12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a542"/>
    </style:style>
    <style:style style:name="P12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79063" officeooo:paragraph-rsid="00a79063"/>
    </style:style>
    <style:style style:name="P13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75af" officeooo:paragraph-rsid="00ae75af"/>
    </style:style>
    <style:style style:name="P13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a542" officeooo:paragraph-rsid="00aea542"/>
    </style:style>
    <style:style style:name="P13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font-name="Liberation Sans" fo:font-size="12pt" officeooo:rsid="00a79063" officeooo:paragraph-rsid="00a79063" style:font-size-asian="12pt" style:font-size-complex="12pt"/>
    </style:style>
    <style:style style:name="P13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text-position="0% 100%" officeooo:rsid="00a6752e" officeooo:paragraph-rsid="00aacc62"/>
    </style:style>
    <style:style style:name="P134"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d0e5" officeooo:paragraph-rsid="0090fe3f" style:text-blinking="false" fo:background-color="#ffffff" style:font-size-asian="10.5pt" style:font-size-complex="12pt" loext:padding="0cm" loext:border="none"/>
    </style:style>
    <style:style style:name="P135"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36"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12623" style:text-blinking="false" fo:background-color="#ffffff" style:font-size-asian="10.5pt" style:font-weight-asian="normal" style:font-size-complex="12pt" style:font-weight-complex="normal" loext:padding="0cm" loext:border="none"/>
    </style:style>
    <style:style style:name="P137"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78ed2" style:text-blinking="false" fo:background-color="#ffffff" style:font-size-asian="10.5pt" style:font-weight-asian="normal" style:font-size-complex="12pt" style:font-weight-complex="normal" loext:padding="0cm" loext:border="none"/>
    </style:style>
    <style:style style:name="P13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93ad2" style:text-blinking="false" fo:background-color="#ffffff" style:font-size-asian="10.5pt" style:font-size-complex="12pt" loext:padding="0cm" loext:border="none"/>
    </style:style>
    <style:style style:name="P13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c177f" style:text-blinking="false" fo:background-color="#ffffff" style:font-size-asian="10.5pt" style:font-size-complex="12pt" loext:padding="0cm" loext:border="none"/>
    </style:style>
    <style:style style:name="P14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da162" style:text-blinking="false" fo:background-color="#ffffff" style:font-size-asian="10.5pt" style:font-size-complex="12pt" loext:padding="0cm" loext:border="none"/>
    </style:style>
    <style:style style:name="P14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b2257" style:text-blinking="false" fo:background-color="#ffffff" style:font-size-asian="10.5pt" style:font-size-complex="12pt" loext:padding="0cm" loext:border="none"/>
    </style:style>
    <style:style style:name="P14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c177f" style:text-blinking="false" fo:background-color="#ffffff" style:font-size-asian="10.5pt" style:font-size-complex="12pt" loext:padding="0cm" loext:border="none"/>
    </style:style>
    <style:style style:name="P14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e1522" style:text-blinking="false" fo:background-color="#ffffff" style:font-size-asian="10.5pt" style:font-size-complex="12pt" loext:padding="0cm" loext:border="none"/>
    </style:style>
    <style:style style:name="P14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da162" style:text-blinking="false" fo:background-color="#ffffff" style:font-size-asian="10.5pt" style:font-size-complex="12pt" loext:padding="0cm" loext:border="none"/>
    </style:style>
    <style:style style:name="P14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e4e919" style:text-blinking="false" fo:background-color="#ffffff" style:font-size-asian="10.5pt" style:font-size-complex="12pt" loext:padding="0cm" loext:border="none"/>
    </style:style>
    <style:style style:name="P14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d7020" officeooo:paragraph-rsid="00dd7020" style:text-blinking="false" fo:background-color="#ffffff" style:font-size-asian="10.5pt" style:font-size-complex="12pt" loext:padding="0cm" loext:border="none"/>
    </style:style>
    <style:style style:name="P14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e1522" officeooo:paragraph-rsid="00de1522" style:text-blinking="false" fo:background-color="#ffffff" style:font-size-asian="10.5pt" style:font-size-complex="12pt" loext:padding="0cm" loext:border="none"/>
    </style:style>
    <style:style style:name="P14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ef843" officeooo:paragraph-rsid="00def843" style:text-blinking="false" fo:background-color="#ffffff" style:font-size-asian="10.5pt" style:font-size-complex="12pt" loext:padding="0cm" loext:border="none"/>
    </style:style>
    <style:style style:name="P14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21e5d" officeooo:paragraph-rsid="00e21e5d" style:text-blinking="false" fo:background-color="#ffffff" style:font-size-asian="10.5pt" style:font-size-complex="12pt" loext:padding="0cm" loext:border="none"/>
    </style:style>
    <style:style style:name="P15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e4e919" style:text-blinking="false" fo:background-color="#ffffff" style:font-size-asian="10.5pt" style:font-weight-asian="bold" style:font-size-complex="12pt" style:font-weight-complex="bold" loext:padding="0cm" loext:border="none"/>
    </style:style>
    <style:style style:name="P15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b2257" officeooo:paragraph-rsid="00db2257" style:text-blinking="false" fo:background-color="#ffffff" style:font-size-asian="10.5pt" style:font-weight-asian="bold" style:font-size-complex="12pt" style:font-weight-complex="bold" loext:padding="0cm" loext:border="none"/>
    </style:style>
    <style:style style:name="P15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ef843" officeooo:paragraph-rsid="00def843" style:text-blinking="false" fo:background-color="#ffffff" style:font-size-asian="10.5pt" style:font-weight-asian="bold" style:font-size-complex="12pt" style:font-weight-complex="bold" loext:padding="0cm" loext:border="none"/>
    </style:style>
    <style:style style:name="P15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73cb2" officeooo:paragraph-rsid="00d73cb2" style:text-blinking="false" fo:background-color="#ffffff" style:font-size-asian="10.5pt" style:font-weight-asian="bold" style:font-size-complex="12pt" style:font-weight-complex="bold" loext:padding="0cm" loext:border="none"/>
    </style:style>
    <style:style style:name="P15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93ad2" officeooo:paragraph-rsid="00dc177f" style:text-blinking="false" fo:background-color="#ffffff" style:font-size-asian="10.5pt" style:font-weight-asian="bold" style:font-size-complex="12pt" style:font-weight-complex="bold" loext:padding="0cm" loext:border="none"/>
    </style:style>
    <style:style style:name="P155"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T1" style:family="text">
      <style:text-properties officeooo:rsid="000be7a6"/>
    </style:style>
    <style:style style:name="T2" style:family="text">
      <style:text-properties fo:color="#c9211e"/>
    </style:style>
    <style:style style:name="T3" style:family="text">
      <style:text-properties fo:color="#c9211e" officeooo:rsid="000be7a6"/>
    </style:style>
    <style:style style:name="T4" style:family="text">
      <style:text-properties fo:color="#c9211e" officeooo:rsid="004c2ae6"/>
    </style:style>
    <style:style style:name="T5" style:family="text">
      <style:text-properties fo:color="#c9211e" officeooo:rsid="0095861a"/>
    </style:style>
    <style:style style:name="T6" style:family="text">
      <style:text-properties fo:color="#c9211e" officeooo:rsid="0262bb01"/>
    </style:style>
    <style:style style:name="T7" style:family="text">
      <style:text-properties officeooo:rsid="000ce571"/>
    </style:style>
    <style:style style:name="T8" style:family="text">
      <style:text-properties officeooo:rsid="000ed15d"/>
    </style:style>
    <style:style style:name="T9" style:family="text">
      <style:text-properties officeooo:rsid="0010b2ec"/>
    </style:style>
    <style:style style:name="T10" style:family="text">
      <style:text-properties officeooo:rsid="0010e9f6"/>
    </style:style>
    <style:style style:name="T11" style:family="text">
      <style:text-properties officeooo:rsid="0016b84f"/>
    </style:style>
    <style:style style:name="T12" style:family="text">
      <style:text-properties officeooo:rsid="00174575"/>
    </style:style>
    <style:style style:name="T13" style:family="text">
      <style:text-properties officeooo:rsid="00177270"/>
    </style:style>
    <style:style style:name="T14" style:family="text">
      <style:text-properties fo:font-style="italic" style:font-style-asian="italic" style:font-style-complex="italic"/>
    </style:style>
    <style:style style:name="T15" style:family="text">
      <style:text-properties fo:font-style="italic" officeooo:rsid="0018821b" style:font-style-asian="italic" style:font-style-complex="italic"/>
    </style:style>
    <style:style style:name="T16" style:family="text">
      <style:text-properties fo:font-style="italic" officeooo:rsid="001ad1e2" style:font-style-asian="italic" style:font-style-complex="italic"/>
    </style:style>
    <style:style style:name="T17" style:family="text">
      <style:text-properties fo:font-style="italic" officeooo:rsid="025f8748"/>
    </style:style>
    <style:style style:name="T18" style:family="text">
      <style:text-properties fo:font-style="italic" officeooo:rsid="0265e15b"/>
    </style:style>
    <style:style style:name="T19" style:family="text">
      <style:text-properties officeooo:rsid="0018821b"/>
    </style:style>
    <style:style style:name="T20" style:family="text">
      <style:text-properties style:text-position="33% 80%" fo:font-style="italic" officeooo:rsid="0018821b" style:font-style-asian="italic" style:font-style-complex="italic"/>
    </style:style>
    <style:style style:name="T21" style:family="text">
      <style:text-properties style:text-position="33% 80%" fo:font-style="italic" officeooo:rsid="001ad1e2" style:font-style-asian="italic" style:font-style-complex="italic"/>
    </style:style>
    <style:style style:name="T22" style:family="text">
      <style:text-properties officeooo:rsid="008c9f85"/>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officeooo:rsid="008c9f85" style:font-weight-asian="bold" style:font-weight-complex="bold"/>
    </style:style>
    <style:style style:name="T26" style:family="text">
      <style:text-properties officeooo:rsid="008b8634"/>
    </style:style>
    <style:style style:name="T27" style:family="text">
      <style:text-properties style:text-line-through-style="solid" style:text-line-through-type="single"/>
    </style:style>
    <style:style style:name="T28" style:family="text">
      <style:text-properties style:text-line-through-style="solid" style:text-line-through-type="single" officeooo:rsid="008c9f85"/>
    </style:style>
    <style:style style:name="T29" style:family="text">
      <style:text-properties style:text-line-through-style="solid" style:text-line-through-type="single" officeooo:rsid="008b8634"/>
    </style:style>
    <style:style style:name="T30" style:family="text">
      <style:text-properties style:text-line-through-style="solid" style:text-line-through-type="single" officeooo:rsid="008e43e5"/>
    </style:style>
    <style:style style:name="T31" style:family="text">
      <style:text-properties style:text-line-through-style="solid" style:text-line-through-type="single" officeooo:rsid="008ee5a5"/>
    </style:style>
    <style:style style:name="T32" style:family="text">
      <style:text-properties style:text-line-through-style="solid" style:text-line-through-type="single" officeooo:rsid="00903eeb"/>
    </style:style>
    <style:style style:name="T33" style:family="text">
      <style:text-properties style:text-line-through-style="solid" style:text-line-through-type="single" officeooo:rsid="003d1433"/>
    </style:style>
    <style:style style:name="T34" style:family="text">
      <style:text-properties style:text-line-through-style="solid" style:text-line-through-type="single" officeooo:rsid="003da135"/>
    </style:style>
    <style:style style:name="T35" style:family="text">
      <style:text-properties style:text-line-through-style="solid" style:text-line-through-type="single" officeooo:rsid="00410b15"/>
    </style:style>
    <style:style style:name="T36" style:family="text">
      <style:text-properties style:text-line-through-style="solid" style:text-line-through-type="single" officeooo:rsid="003f5102"/>
    </style:style>
    <style:style style:name="T37" style:family="text">
      <style:text-properties style:text-line-through-style="solid" style:text-line-through-type="single" style:text-underline-style="none" officeooo:rsid="003da135"/>
    </style:style>
    <style:style style:name="T38" style:family="text">
      <style:text-properties style:text-line-through-style="solid" style:text-line-through-type="single" officeooo:rsid="0071b505"/>
    </style:style>
    <style:style style:name="T39" style:family="text">
      <style:text-properties style:text-line-through-style="solid" style:text-line-through-type="single" officeooo:rsid="007a33bd"/>
    </style:style>
    <style:style style:name="T40" style:family="text">
      <style:text-properties style:text-line-through-style="solid" style:text-line-through-type="single" officeooo:rsid="00749c35"/>
    </style:style>
    <style:style style:name="T41" style:family="text">
      <style:text-properties style:text-line-through-style="solid" style:text-line-through-type="single" officeooo:rsid="00760e74"/>
    </style:style>
    <style:style style:name="T42" style:family="text">
      <style:text-properties style:text-line-through-style="solid" style:text-line-through-type="single" officeooo:rsid="00774931"/>
    </style:style>
    <style:style style:name="T43" style:family="text">
      <style:text-properties style:text-line-through-style="solid" style:text-line-through-type="single" officeooo:rsid="00764a43"/>
    </style:style>
    <style:style style:name="T44" style:family="text">
      <style:text-properties officeooo:rsid="0094ab86"/>
    </style:style>
    <style:style style:name="T45" style:family="text">
      <style:text-properties fo:font-variant="normal" fo:text-transform="none" fo:color="#202124" style:font-name="arial" fo:font-size="12pt" fo:letter-spacing="normal" fo:font-style="normal" fo:font-weight="normal"/>
    </style:style>
    <style:style style:name="T46" style:family="text">
      <style:text-properties fo:font-variant="normal" fo:text-transform="none" fo:color="#202124" style:font-name="arial" fo:font-size="12pt" fo:letter-spacing="normal" fo:font-style="normal" fo:font-weight="normal" officeooo:rsid="0088e65a"/>
    </style:style>
    <style:style style:name="T47"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48"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49" style:family="text">
      <style:text-properties fo:font-variant="normal" fo:text-transform="none" fo:color="#202124" style:font-name="Liberation Sans" fo:font-size="12pt" fo:letter-spacing="normal" fo:font-style="normal" fo:font-weight="normal"/>
    </style:style>
    <style:style style:name="T50" style:family="text">
      <style:text-properties fo:font-variant="normal" fo:text-transform="none" fo:color="#202124" style:font-name="Liberation Sans" fo:font-size="12pt" fo:letter-spacing="normal" fo:font-style="normal" fo:font-weight="normal" officeooo:rsid="01207f62"/>
    </style:style>
    <style:style style:name="T51" style:family="text">
      <style:text-properties fo:font-variant="normal" fo:text-transform="none" fo:color="#202124" style:font-name="Liberation Sans" fo:font-size="12pt" fo:letter-spacing="normal" fo:font-style="normal" fo:font-weight="normal" officeooo:rsid="013057c3"/>
    </style:style>
    <style:style style:name="T52" style:family="text">
      <style:text-properties fo:font-variant="normal" fo:text-transform="none" fo:color="#202124" style:font-name="Liberation Sans" fo:font-size="12pt" fo:letter-spacing="normal" fo:font-style="normal" fo:font-weight="normal" officeooo:rsid="01245a8d"/>
    </style:style>
    <style:style style:name="T53" style:family="text">
      <style:text-properties fo:font-variant="normal" fo:text-transform="none" fo:color="#1c1d1e" style:font-name="Liberation Sans" fo:font-size="12pt" fo:letter-spacing="normal" fo:font-style="normal" fo:font-weight="normal" style:font-size-asian="12pt" style:font-size-complex="12pt"/>
    </style:style>
    <style:style style:name="T54" style:family="text">
      <style:text-properties fo:font-variant="normal" fo:text-transform="none" fo:color="#1c1d1e" style:font-name="Liberation Sans" fo:font-size="12pt" fo:letter-spacing="normal" style:font-size-asian="12pt" style:font-size-complex="12pt"/>
    </style:style>
    <style:style style:name="T55"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5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size-complex="12pt" loext:padding="0cm" loext:border="none"/>
    </style:style>
    <style:style style:name="T5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6752e" style:text-blinking="false" fo:background-color="#ffffff" loext:char-shading-value="0" style:font-size-asian="10.5pt" style:font-size-complex="12pt" loext:padding="0cm" loext:border="none"/>
    </style:style>
    <style:style style:name="T5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79063" style:text-blinking="false" fo:background-color="#ffffff" loext:char-shading-value="0" style:font-size-asian="10.5pt" style:font-size-complex="12pt" loext:padding="0cm" loext:border="none"/>
    </style:style>
    <style:style style:name="T5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style:text-blinking="false" fo:background-color="#ffffff" loext:char-shading-value="0" style:font-size-asian="10.5pt" style:font-weight-asian="normal" style:font-size-complex="12pt" style:font-weight-complex="normal" loext:padding="0cm" loext:border="none"/>
    </style:style>
    <style:style style:name="T6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1f8e3" style:text-blinking="false" fo:background-color="#ffffff" loext:char-shading-value="0" style:font-size-asian="10.5pt" style:font-weight-asian="normal" style:font-size-complex="12pt" style:font-weight-complex="normal" loext:padding="0cm" loext:border="none"/>
    </style:style>
    <style:style style:name="T6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521a7" style:text-blinking="false" fo:background-color="#ffffff" loext:char-shading-value="0" style:font-size-asian="10.5pt" style:font-weight-asian="normal" style:font-size-complex="12pt" style:font-weight-complex="normal" loext:padding="0cm" loext:border="none"/>
    </style:style>
    <style:style style:name="T6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style:text-blinking="false" fo:background-color="#ffffff" loext:char-shading-value="0" style:font-size-asian="10.5pt" style:font-weight-asian="normal" style:font-size-complex="12pt" style:font-weight-complex="normal" loext:padding="0cm" loext:border="none"/>
    </style:style>
    <style:style style:name="T6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style:text-blinking="false" fo:background-color="#ffffff" loext:char-shading-value="0" style:font-size-asian="10.5pt" style:font-weight-asian="normal" style:font-size-complex="12pt" style:font-weight-complex="normal" loext:padding="0cm" loext:border="none"/>
    </style:style>
    <style:style style:name="T6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style:text-blinking="false" fo:background-color="#ffffff" loext:char-shading-value="0" style:font-size-asian="10.5pt" style:font-weight-asian="normal" style:font-size-complex="12pt" style:font-weight-complex="normal" loext:padding="0cm" loext:border="none"/>
    </style:style>
    <style:style style:name="T6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style:text-blinking="false" fo:background-color="#ffffff" loext:char-shading-value="0" style:font-size-asian="10.5pt" style:font-weight-asian="normal" style:font-size-complex="12pt" style:font-weight-complex="normal" loext:padding="0cm" loext:border="none"/>
    </style:style>
    <style:style style:name="T6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style:text-blinking="false" fo:background-color="#ffffff" loext:char-shading-value="0" style:font-size-asian="10.5pt" style:font-weight-asian="normal" style:font-size-complex="12pt" style:font-weight-complex="normal" loext:padding="0cm" loext:border="none"/>
    </style:style>
    <style:style style:name="T68" style:family="text">
      <style:text-properties fo:font-variant="normal" fo:text-transform="none" fo:color="#000000" style:text-line-through-style="none" style:text-line-through-type="none" style:font-name="Liberation Serif" fo:font-size="12pt" fo:letter-spacing="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9"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officeooo:rsid="00a521a7" style:text-blinking="false" fo:background-color="#ffffff" loext:char-shading-value="0" style:font-size-asian="20pt" style:font-weight-asian="bold" style:font-size-complex="20pt" style:font-weight-complex="bold" loext:padding="0cm" loext:border="none"/>
    </style:style>
    <style:style style:name="T70"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style:text-blinking="false" fo:background-color="#ffffff" loext:char-shading-value="0" style:font-size-asian="20pt" style:font-weight-asian="bold" style:font-size-complex="20pt" style:font-weight-complex="bold" loext:padding="0cm" loext:border="none"/>
    </style:style>
    <style:style style:name="T71"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size-complex="12pt" loext:padding="0cm" loext:border="none"/>
    </style:style>
    <style:style style:name="T72"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73" style:family="text">
      <style:text-properties fo:font-variant="normal" fo:text-transform="none" fo:letter-spacing="normal" fo:font-style="normal" fo:font-weight="normal" loext:padding="0cm" loext:border="none"/>
    </style:style>
    <style:style style:name="T74" style:family="text">
      <style:text-properties fo:font-variant="normal" fo:text-transform="none" fo:letter-spacing="normal" fo:font-style="normal" fo:font-weight="normal" officeooo:rsid="0023eccc" loext:padding="0cm" loext:border="none"/>
    </style:style>
    <style:style style:name="T75" style:family="text">
      <style:text-properties style:text-line-through-style="none" style:text-line-through-type="none" officeooo:rsid="001cbc37"/>
    </style:style>
    <style:style style:name="T76" style:family="text">
      <style:text-properties officeooo:rsid="001cbc37"/>
    </style:style>
    <style:style style:name="T77" style:family="text">
      <style:text-properties officeooo:rsid="009288b2"/>
    </style:style>
    <style:style style:name="T78" style:family="text">
      <style:text-properties officeooo:rsid="008aa1e1"/>
    </style:style>
    <style:style style:name="T79" style:family="text">
      <style:text-properties officeooo:rsid="0088e65a"/>
    </style:style>
    <style:style style:name="T80" style:family="text">
      <style:text-properties officeooo:rsid="0090bbe2"/>
    </style:style>
    <style:style style:name="T81" style:family="text">
      <style:text-properties officeooo:rsid="009455c3"/>
    </style:style>
    <style:style style:name="T82" style:family="text">
      <style:text-properties officeooo:rsid="008e43e5"/>
    </style:style>
    <style:style style:name="T83" style:family="text">
      <style:text-properties officeooo:rsid="008ee5a5"/>
    </style:style>
    <style:style style:name="T84" style:family="text">
      <style:text-properties officeooo:rsid="0020d246"/>
    </style:style>
    <style:style style:name="T85" style:family="text">
      <style:text-properties officeooo:rsid="006e0160"/>
    </style:style>
    <style:style style:name="T86" style:family="text">
      <style:text-properties fo:color="#1c1d1e"/>
    </style:style>
    <style:style style:name="T87" style:family="text">
      <style:text-properties fo:color="#333333" style:font-name="Liberation Sans" style:font-size-asian="12pt" style:font-size-complex="12pt"/>
    </style:style>
    <style:style style:name="T88" style:family="text">
      <style:text-properties officeooo:rsid="002f6d0d"/>
    </style:style>
    <style:style style:name="T89" style:family="text">
      <style:text-properties officeooo:rsid="0030ab0a"/>
    </style:style>
    <style:style style:name="T90" style:family="text">
      <style:text-properties officeooo:rsid="0031ea9c"/>
    </style:style>
    <style:style style:name="T91" style:family="text">
      <style:text-properties officeooo:rsid="00330a05"/>
    </style:style>
    <style:style style:name="T92" style:family="text">
      <style:text-properties officeooo:rsid="00331d9d"/>
    </style:style>
    <style:style style:name="T93" style:family="text">
      <style:text-properties officeooo:rsid="003359d1"/>
    </style:style>
    <style:style style:name="T94" style:family="text">
      <style:text-properties officeooo:rsid="0034cbb2"/>
    </style:style>
    <style:style style:name="T95" style:family="text">
      <style:text-properties officeooo:rsid="003b980d"/>
    </style:style>
    <style:style style:name="T96" style:family="text">
      <style:text-properties officeooo:rsid="003d1433"/>
    </style:style>
    <style:style style:name="T97" style:family="text">
      <style:text-properties officeooo:rsid="003da135"/>
    </style:style>
    <style:style style:name="T98" style:family="text">
      <style:text-properties officeooo:rsid="003f5102"/>
    </style:style>
    <style:style style:name="T99" style:family="text">
      <style:text-properties officeooo:rsid="000ce571" fo:background-color="#ffff00" loext:char-shading-value="0"/>
    </style:style>
    <style:style style:name="T100" style:family="text">
      <style:text-properties officeooo:rsid="000ed15d" fo:background-color="#ffff00" loext:char-shading-value="0"/>
    </style:style>
    <style:style style:name="T101" style:family="text">
      <style:text-properties officeooo:rsid="0041f96a" fo:background-color="#ffff00" loext:char-shading-value="0"/>
    </style:style>
    <style:style style:name="T102" style:family="text">
      <style:text-properties officeooo:rsid="012c55f9"/>
    </style:style>
    <style:style style:name="T103" style:family="text">
      <style:text-properties officeooo:rsid="004c2ae6"/>
    </style:style>
    <style:style style:name="T104" style:family="text">
      <style:text-properties officeooo:rsid="004fd715"/>
    </style:style>
    <style:style style:name="T105" style:family="text">
      <style:text-properties officeooo:rsid="0050e4e0"/>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7520a9" fo:background-color="#ff8000" loext:char-shading-value="0"/>
    </style:style>
    <style:style style:name="T108" style:family="text">
      <style:text-properties officeooo:rsid="0055e0ff"/>
    </style:style>
    <style:style style:name="T109" style:family="text">
      <style:text-properties officeooo:rsid="0062d8ac"/>
    </style:style>
    <style:style style:name="T110" style:family="text">
      <style:text-properties officeooo:rsid="0066c22e"/>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officeooo:rsid="006d6562"/>
    </style:style>
    <style:style style:name="T113" style:family="text">
      <style:text-properties officeooo:rsid="0071b505"/>
    </style:style>
    <style:style style:name="T114" style:family="text">
      <style:text-properties officeooo:rsid="00749c35"/>
    </style:style>
    <style:style style:name="T115" style:family="text">
      <style:text-properties officeooo:rsid="007520a9"/>
    </style:style>
    <style:style style:name="T116" style:family="text">
      <style:text-properties officeooo:rsid="007520a9" fo:background-color="#5983b0" loext:char-shading-value="0"/>
    </style:style>
    <style:style style:name="T117" style:family="text">
      <style:text-properties officeooo:rsid="007520a9" fo:background-color="#00a933" loext:char-shading-value="0"/>
    </style:style>
    <style:style style:name="T118" style:family="text">
      <style:text-properties officeooo:rsid="007520a9" fo:background-color="#c9211e" loext:char-shading-value="0"/>
    </style:style>
    <style:style style:name="T119" style:family="text">
      <style:text-properties style:font-size-asian="10.5pt" style:font-size-complex="12pt"/>
    </style:style>
    <style:style style:name="T120" style:family="text">
      <style:text-properties officeooo:rsid="00760e74" style:font-size-asian="10.5pt" style:font-size-complex="12pt"/>
    </style:style>
    <style:style style:name="T121" style:family="text">
      <style:text-properties officeooo:rsid="00764a43" style:font-size-asian="10.5pt" style:font-size-complex="12pt"/>
    </style:style>
    <style:style style:name="T122" style:family="text">
      <style:text-properties officeooo:rsid="00778401" style:font-size-asian="10.5pt" style:font-size-complex="12pt"/>
    </style:style>
    <style:style style:name="T123" style:family="text">
      <style:text-properties officeooo:rsid="00764a43"/>
    </style:style>
    <style:style style:name="T124" style:family="text">
      <style:text-properties officeooo:rsid="007d3151"/>
    </style:style>
    <style:style style:name="T125" style:family="text">
      <style:text-properties officeooo:rsid="00847158"/>
    </style:style>
    <style:style style:name="T126" style:family="text">
      <style:text-properties officeooo:rsid="00774931"/>
    </style:style>
    <style:style style:name="T127" style:family="text">
      <style:text-properties style:font-name="Liberation Serif1"/>
    </style:style>
    <style:style style:name="T128" style:family="text">
      <style:text-properties style:font-name="Liberation Serif1" fo:font-weight="bold"/>
    </style:style>
    <style:style style:name="T129" style:family="text">
      <style:text-properties style:font-name="Liberation Serif1" fo:font-weight="bold" officeooo:rsid="009534a7"/>
    </style:style>
    <style:style style:name="T130" style:family="text">
      <style:text-properties style:font-name="Liberation Serif1" fo:font-style="italic"/>
    </style:style>
    <style:style style:name="T131" style:family="text">
      <style:text-properties officeooo:rsid="0262bb01"/>
    </style:style>
    <style:style style:name="T132" style:family="text">
      <style:text-properties officeooo:rsid="0265e15b"/>
    </style:style>
    <style:style style:name="T133" style:family="text">
      <style:text-properties officeooo:rsid="025f8748"/>
    </style:style>
    <style:style style:name="T134" style:family="text">
      <style:text-properties style:text-position="-33% 80%" officeooo:rsid="025f8748"/>
    </style:style>
    <style:style style:name="T135" style:family="text">
      <style:text-properties officeooo:rsid="026966a0"/>
    </style:style>
    <style:style style:name="T136" style:family="text">
      <style:text-properties style:font-name="sans-serif" fo:font-size="10.5pt"/>
    </style:style>
    <style:style style:name="T137" style:family="text">
      <style:text-properties style:font-name="sans-serif" fo:font-size="10.5pt" officeooo:rsid="0090fe3f"/>
    </style:style>
    <style:style style:name="T138" style:family="text">
      <style:text-properties style:font-name="Liberation Sans" officeooo:rsid="0093a60f"/>
    </style:style>
    <style:style style:name="T139" style:family="text">
      <style:text-properties style:font-name="Liberation Sans" fo:font-size="12pt" style:font-size-asian="12pt" style:font-size-complex="12pt"/>
    </style:style>
    <style:style style:name="T140" style:family="text">
      <style:text-properties fo:font-variant="small-caps"/>
    </style:style>
    <style:style style:name="T141" style:family="text">
      <style:text-properties style:font-name="serif" fo:font-size="11.25pt"/>
    </style:style>
    <style:style style:name="T142" style:family="text">
      <style:text-properties officeooo:rsid="00a1f8e3"/>
    </style:style>
    <style:style style:name="T143" style:family="text">
      <style:text-properties officeooo:rsid="00a6752e"/>
    </style:style>
    <style:style style:name="T144" style:family="text">
      <style:text-properties style:text-position="0% 100%" style:font-name="Liberation Sans" fo:font-size="12pt" style:font-size-asian="12pt" style:font-size-complex="12pt"/>
    </style:style>
    <style:style style:name="T145" style:family="text">
      <style:text-properties style:text-position="0% 100%" style:font-name="Liberation Sans" fo:font-size="12pt" officeooo:rsid="028d8ea4" style:font-size-asian="12pt" style:font-size-complex="12pt"/>
    </style:style>
    <style:style style:name="T146" style:family="text">
      <style:text-properties style:text-position="0% 100%" officeooo:rsid="00a6752e"/>
    </style:style>
    <style:style style:name="T147" style:family="text">
      <style:text-properties style:text-position="0% 100%" officeooo:rsid="00aacc62"/>
    </style:style>
    <style:style style:name="T148" style:family="text">
      <style:text-properties style:text-position="0% 100%" officeooo:rsid="00aae3df"/>
    </style:style>
    <style:style style:name="T149" style:family="text">
      <style:text-properties officeooo:rsid="00c1b8ca"/>
    </style:style>
    <style:style style:name="T150" style:family="text">
      <style:text-properties officeooo:rsid="00c282f8"/>
    </style:style>
    <style:style style:name="T151" style:family="text">
      <style:text-properties officeooo:rsid="00c28e25"/>
    </style:style>
    <style:style style:name="T152" style:family="text">
      <style:text-properties fo:color="#202124" style:font-name="Liberation Sans" officeooo:rsid="00c28e25"/>
    </style:style>
    <style:style style:name="T153" style:family="text">
      <style:text-properties style:use-window-font-color="true" fo:language="en" fo:country="US" style:font-name-asian="AR PL SungtiL GB" style:font-size-asian="12pt" style:language-asian="zh" style:country-asian="CN" style:font-name-complex="Lohit Devanagari" style:language-complex="hi" style:country-complex="IN"/>
    </style:style>
    <style:style style:name="T154" style:family="text">
      <style:text-properties officeooo:rsid="02540cf1"/>
    </style:style>
    <style:style style:name="T155" style:family="text">
      <style:text-properties officeooo:rsid="00cb497c"/>
    </style:style>
    <style:style style:name="T156" style:family="text">
      <style:text-properties officeooo:rsid="00cbfab0"/>
    </style:style>
    <style:style style:name="T157" style:family="text">
      <style:text-properties officeooo:rsid="00d5a594"/>
    </style:style>
    <style:style style:name="T158" style:family="text">
      <style:text-properties officeooo:rsid="00dc177f"/>
    </style:style>
    <style:style style:name="T159" style:family="text">
      <style:text-properties officeooo:rsid="00dc2b71"/>
    </style:style>
    <style:style style:name="T160" style:family="text">
      <style:text-properties officeooo:rsid="00dd7020"/>
    </style:style>
    <style:style style:name="T161" style:family="text">
      <style:text-properties officeooo:rsid="00dda162"/>
    </style:style>
    <style:style style:name="T162" style:family="text">
      <style:text-properties officeooo:rsid="00def843"/>
    </style:style>
    <style:style style:name="T163" style:family="text">
      <style:text-properties officeooo:rsid="00e436f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10">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3">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3">cita de como hace esto tauri)</text:span></text:p>
      <text:p text:style-name="P1"/>
      <text:p text:style-name="P1"><text:soft-page-break/>-<text:span text:style-name="T7">En mamifero</text:span><text:span text:style-name="T99">s, DD retrasa la fase y LL la adelant</text:span><text:span text:style-name="T100">a</text:span><text:span text:style-name="T99">. </text:span><text:span text:style-name="T101">MIRAR SI ESO PASA CON TAURI. </text:span><text:span text:style-name="T99">LL muy alta desincroniza el reloj por completo. </text:span><text:span text:style-name="T100">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8">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9">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10">There is a external time (expressed in ZT zeitgeber) and <text:s/>internal time CT (expressed in circadian time) What time does the organism think it is?.</text:span></text:p>
      <text:p text:style-name="P1"/>
      <text:p text:style-name="P3"><text:span text:style-name="T1">-</text:span><text:span text:style-name="T13">tauri sex, </text:span><text:span text:style-name="T19">haploids sex</text:span><text:span text:style-name="T13">: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4">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4">10</text:span></text:a><text:span text:style-name="T14">,</text:span><text:a xlink:type="simple" xlink:href="https://www.mdpi.com/2073-4425/11/1/66/htm#B25-genes-11-00066" text:style-name="Internet_20_link" text:visited-style-name="Visited_20_Internet_20_Link"><text:span text:style-name="T14">25</text:span></text:a><text:span text:style-name="T14">].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4">26</text:span></text:a><text:span text:style-name="T14">].</text:span></text:p>
      <text:p text:style-name="P25"/>
      <text:p text:style-name="P4"><text:span text:style-name="T14">-</text:span><text:span text:style-name="T15">Tauri distribution:</text:span><text:span text:style-name="T16">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21">1</text:span></text:a><text:span text:style-name="T16">.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21">1</text:span></text:a><text:span text:style-name="T16">.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21">2</text:span></text:a><text:span text:style-name="T21">,</text:span><text:bookmark text:name="ref-link-section-d10043651e434_1"/><text:a xlink:type="simple" xlink:href="https://www.nature.com/articles/s41598-019-41680-6#ref-CR3" text:style-name="Internet_20_link" text:visited-style-name="Visited_20_Internet_20_Link"><text:span text:style-name="T21">3</text:span></text:a><text:span text:style-name="T21">,</text:span><text:bookmark text:name="ref-link-section-d10043651e437"/><text:a xlink:type="simple" xlink:href="https://www.nature.com/articles/s41598-019-41680-6#ref-CR4" text:style-name="Internet_20_link" text:visited-style-name="Visited_20_Internet_20_Link"><text:span text:style-name="T21">4</text:span></text:a><text:span text:style-name="T16">.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21">5</text:span></text:a><text:span text:style-name="T21">,</text:span><text:bookmark text:name="ref-link-section-d10043651e444"/><text:a xlink:type="simple" xlink:href="https://www.nature.com/articles/s41598-019-41680-6#ref-CR6" text:style-name="Internet_20_link" text:visited-style-name="Visited_20_Internet_20_Link"><text:span text:style-name="T21">6</text:span></text:a><text:span text:style-name="T16">.</text:span></text:p>
      <text:p text:style-name="P4"><text:soft-page-break/><text:span text:style-name="T15">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5">1</text:span></text:a><text:span text:style-name="T15">,</text:span><text:a xlink:type="simple" xlink:href="https://www.mdpi.com/2073-4425/11/1/66/htm#B2-genes-11-00066" text:style-name="Internet_20_link" text:visited-style-name="Visited_20_Internet_20_Link"><text:span text:style-name="T15">2</text:span></text:a><text:span text:style-name="T15">,</text:span><text:a xlink:type="simple" xlink:href="https://www.mdpi.com/2073-4425/11/1/66/htm#B3-genes-11-00066" text:style-name="Internet_20_link" text:visited-style-name="Visited_20_Internet_20_Link"><text:span text:style-name="T15">3</text:span></text:a><text:span text:style-name="T15">].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5">4</text:span></text:a><text:span text:style-name="T15">,</text:span><text:a xlink:type="simple" xlink:href="https://www.mdpi.com/2073-4425/11/1/66/htm#B5-genes-11-00066" text:style-name="Internet_20_link" text:visited-style-name="Visited_20_Internet_20_Link"><text:span text:style-name="T15">5</text:span></text:a><text:span text:style-name="T15">,</text:span><text:a xlink:type="simple" xlink:href="https://www.mdpi.com/2073-4425/11/1/66/htm#B6-genes-11-00066" text:style-name="Internet_20_link" text:visited-style-name="Visited_20_Internet_20_Link"><text:span text:style-name="T15">6</text:span></text:a><text:span text:style-name="T15">,</text:span><text:a xlink:type="simple" xlink:href="https://www.mdpi.com/2073-4425/11/1/66/htm#B7-genes-11-00066" text:style-name="Internet_20_link" text:visited-style-name="Visited_20_Internet_20_Link"><text:span text:style-name="T15">7</text:span></text:a><text:span text:style-name="T15">] where populations can reach high densities up to 10</text:span><text:span text:style-name="T20">3</text:span><text:span text:style-name="T15">–10</text:span><text:span text:style-name="T20">5</text:span><text:span text:style-name="T15"> cells per ml [</text:span><text:a xlink:type="simple" xlink:href="https://www.mdpi.com/2073-4425/11/1/66/htm#B8-genes-11-00066" text:style-name="Internet_20_link" text:visited-style-name="Visited_20_Internet_20_Link"><text:span text:style-name="T15">8</text:span></text:a><text:span text:style-name="T15">].</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6"/>
      <text:p text:style-name="P25"/>
      <text:p text:style-name="P1"/>
      <text:p text:style-name="P1">-<text:span text:style-name="T11">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12">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8">----------------<text:span text:style-name="T10">bibliografia----------------</text:span></text:p>
      <text:p text:style-name="P28">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2">######################################################</text:p>
      <text:p text:style-name="P5"><text:span text:style-name="T76">##########################</text:span>INTRO</text:p>
      <text:p text:style-name="P5"/>
      <text:p text:style-name="P7"/>
      <text:p text:style-name="P31"><text:span text:style-name="T79">Estructuras </text:span><text:span text:style-name="T80">de internet</text:span><text:span text:style-name="T79">: </text:span></text:p>
      <text:p text:style-name="P31"><text:span text:style-name="T46">1.</text:span><text:span text:style-name="T45">La justificación de la selección del tema que se va a desarrollar.</text:span></text:p>
      <text:list xml:id="list1600540639" text:style-name="L1">
        <text:list-header>
          <text:p text:style-name="P155"><text:span text:style-name="T79">2</text:span>Algunos antecedentes.</text:p>
        </text:list-header>
      </text:list>
      <text:p text:style-name="P38"><text:soft-page-break/><text:span text:style-name="T79">3.</text:span>El propósito del trabajo de investigación, es decir, hacia dónde el autor dirige sus pasos con la <text:span text:style-name="T23">tesis</text:span>.</text:p>
      <text:p text:style-name="P38"><text:span text:style-name="T79">4.</text:span>La exposición general del tema.</text:p>
      <text:p text:style-name="P30">Ó :</text:p>
      <text:p text:style-name="P29">1.Establecer la importancia del tema.</text:p>
      <text:p text:style-name="P39"><text:span text:style-name="T79">2.</text:span>Discutir investigaciones previas y / o actuales en el campo</text:p>
      <text:p text:style-name="P39"><text:span text:style-name="T79">3.</text:span>Identificar el problema y explicar el enfoque adoptado para resolverlo.</text:p>
      <text:p text:style-name="P39"><text:span text:style-name="T79">4.</text:span>Describir brevemente el presente documento.</text:p>
      <text:p text:style-name="P39"/>
      <text:p text:style-name="P34">Yo creo que: </text:p>
      <text:p text:style-name="P37">Igual hacer un párrafo introductorio <text:span text:style-name="T77">hablando del objetivo principal del trabajo, y dentro de que disciplinas se encuentra. Así hablar</text:span> de las disciplinas que este trabajo une, y como esas displinas beben <text:span text:style-name="T77">de computacion, matematicas </text:span><text:span text:style-name="T81">y</text:span><text:span text:style-name="T77"> biologia molecular. </text:span></text:p>
      <text:p text:style-name="P37"/>
      <text:p text:style-name="P6"><text:span text:style-name="T4">Idea principal descartada :</text:span><text:span text:style-name="T103"> </text:span>1. Cronobiologia:</text:p>
      <text:p text:style-name="P47"><text:span text:style-name="T77">que es, </text:span>presencia de ritmos biologicos, <text:span text:style-name="T78">(desde poblaciones a genes)</text:span> sentido biológico de los mismos, distribuicion de estos ritmos, <text:span text:style-name="T95">ejemplos de experimentos con todos esos ritmos. </text:span><text:span text:style-name="T78">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78">estudio del reloj circadiano</text:span> en humanos y otros organismos. Mencionar los grandes <text:span text:style-name="T78">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78">Algunos efectos observados en plantas a simple vista, <text:s/></text:span><text:span text:style-name="T26">y hacer review del campo en plantas.</text:span><text:span text:style-name="T78"> mencionar el interés de observar estos efectos sobre las algas y poder aplicar ese conocimiento al cultivo </text:span><text:span text:style-name="T26">in</text:span><text:span text:style-name="T78">icial en industrias al exterior, </text:span><text:span text:style-name="T22">q</text:span><text:span text:style-name="T26">ué hay ya en algas estudiado, mencionar la variabilidad dentro de las microalgas y la dificultad para extrapolar información de una a otra. Proponer ostreococcus tauri como organismo modelo por simpleza, </text:span><text:span text:style-name="T22">poca duplicación génica</text:span><text:span text:style-name="T26"> y similitud mas al resto de las algas que las que actualmente se plantean como modelo?. </text:span><text:span text:style-name="T22">Como se explica en el siguiente apartado.</text:span></text:p>
      <text:p text:style-name="P47"/>
      <text:p text:style-name="P36"><text:span text:style-name="T4">Idea llevada a cabo</text:span><text:span text:style-name="T103">: </text:span><text:span text:style-name="T98">1.Cronobiologia: </text:span><text:span text:style-name="T33">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96"> </text:span><text:span text:style-name="T33">Resaltar como los ciclos que involucran la luz </text:span><text:span text:style-name="T34">(light-dark cycles or photoperiods) </text:span><text:span text:style-name="T33">son determinantes para organismos fotosintéticos, </text:span><text:span text:style-name="T34">aunque estos no están tan estudiados en microalgas como lo están en </text:span><text:soft-page-break/><text:span text:style-name="T34">otros organismos del linaje verde o de otros reinos. Por eso, de acuerdo con el carácter de este trabajo, el foco estará orientado sobre todo al estudio de los ritmos circadianos y el recorrido que lleva esta joven ciencia hasta ahora.</text:span><text:span text:style-name="T97"> </text:span><text:span text:style-name="T35">P</text:span><text:span text:style-name="T36">or qué es importante: Como se relaciona y afecta esto globalmente a los humanos</text:span><text:span text:style-name="T34">,primera observación mimosa, </text:span><text:span text:style-name="T97">buscar otros ejemplos de pioneros (alguna pionera?), </text:span><text:span text:style-name="T34">seguir con otros descubrimientos como el primer gen, el primer procariota, etc</text:span><text:span text:style-name="T97">. </text:span><text:span text:style-name="T36">Generalizaciones Pitberge, mencionar como algunas ya las hemos mencionado al poner ejemplos de ritmos biológicos. </text:span><text:span text:style-name="T37">Hablar técnicamente de lo que se estudia en la cronobiología, como se mezcla con las mates por el estudio de ondas.</text:span><text:span text:style-name="T97"> </text:span><text:span text:style-name="T34">Definir una onda y sus parametros. Para que lo usa la cronobiologia. </text:span><text:span text:style-name="T36">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98"> </text:span></text:p>
      <text:p text:style-name="P34"/>
      <text:p text:style-name="P34"/>
      <text:p text:style-name="P45">Comandos de busqueda pubmed:</text:p>
      <text:p text:style-name="P44">((circadian) OR (chronobiology) OR (photoperiod) OR (circatidal) OR (circannual) OR (circalunar)) AND (mice): 10.771</text:p>
      <text:p text:style-name="P44">((circadian) OR (chronobiology) OR (photoperiod) OR (circatidal) OR (circannual) OR (circalunar)) AND (human): 62.305</text:p>
      <text:p text:style-name="P44">((circadian) OR (chronobiology) OR (photoperiod) OR (circatidal) OR (circannual) OR (circalunar)) AND ((plant) OR (thaliana)): 9.734</text:p>
      <text:p text:style-name="P44">((circadian) OR (chronobiology) OR (photoperiod) OR (circatidal) OR (circannual) OR (circalunar)) AND ((insect) OR (drosophila)): 5.717</text:p>
      <text:p text:style-name="P44">((circadian) OR (chronobiology) OR (photoperiod) OR (circatidal) OR (circannual) OR (circalunar)) AND ((algae) OR (tauri) OR (chlamydomonas) OR (polyedra)): <text:span text:style-name="T102">493</text:span></text:p>
      <text:p text:style-name="P44"/>
      <text:p text:style-name="P74"><text:span text:style-name="T50">f</text:span><text:span text:style-name="T49">igura timeline:</text:span></text:p>
      <text:p text:style-name="P80"><text:span text:style-name="T50">(</text:span><text:span text:style-name="T49">timeline con: observacion de mimosa </text:span><text:span text:style-name="T51">(1729)</text:span><text:span text:style-name="T49">, que se supo que era endogenous en plantas</text:span><text:span text:style-name="T51">(1832)</text:span><text:span text:style-name="T49">, en animales</text:span><text:span text:style-name="T51">(1922)</text:span><text:span text:style-name="T49"> y en humanos </text:span><text:span text:style-name="T51">(1979)</text:span><text:span text:style-name="T49">, conferencia</text:span><text:span text:style-name="T51">(1960)</text:span><text:span text:style-name="T49">, generalizaciones ,primer gen drosophila, primer experimento humano aislado, primer gen en arabidopsis, primer procariota, pricer procariota no fotosintetico, otras del paper, primer gen algas, </text:span><text:span text:style-name="T52">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49">).</text:span></text:p>
      <text:p text:style-name="P137">Duhamel Du Monceau, H. L. in La Physique des Arbres.</text:p>
      <text:p text:style-name="P137">(H. L. Guerin &amp; L. F. Delatour, Paris, 1759) (in French). <text:span text:style-name="T150">Temp constante</text:span></text:p>
      <text:p text:style-name="P137"/>
      <text:p text:style-name="P137">De Candolle, A. P. in Physiologie végétale (Bechet Jeune,</text:p>
      <text:p text:style-name="P137">Paris, 1832) (in French). <text:span text:style-name="T150">Endogenous clock in plants</text:span></text:p>
      <text:p text:style-name="P137"><text:soft-page-break/></text:p>
      <text:p text:style-name="P137">Richter, C. P. A behavioristic study of the activity of the</text:p>
      <text:p text:style-name="P137">rat. Comp. Psychol. Monogr. 1, 1–55 (1922). <text:span text:style-name="T150">animals</text:span></text:p>
      <text:p text:style-name="P137">(Sweeney and Hastings 1957) <text:span text:style-name="T149">microalgae</text:span></text:p>
      <text:p text:style-name="P137">Mitsui et al. 1986 <text:span text:style-name="T149">in bacteria</text:span></text:p>
      <text:p text:style-name="P137">Somers, D. E., Webb, A. A., Pearson, M. &amp; Kay, S. A.</text:p>
      <text:p text:style-name="P137">The short-period mutant, toc1–1, alters circadian clock</text:p>
      <text:p text:style-name="P137">regulation of multiple outputs throughout development</text:p>
      <text:p text:style-name="P137">in Arabidopsis thaliana. Development 125, 485–494</text:p>
      <text:p text:style-name="P137">(1998). <text:span text:style-name="T150">clock gene in plants</text:span></text:p>
      <text:p text:style-name="P137">Akhtar, R. A. et al. Circadian cycling of the mouse liver</text:p>
      <text:p text:style-name="P137">transcriptome, as revealed by cDNA microarray, is driven</text:p>
      <text:p text:style-name="P137">by the suprachiasmatic nucleus. Curr. Biol. 12, 540–550</text:p>
      <text:p text:style-name="P137">(2001). <text:span text:style-name="T151">fisrt transcriptome</text:span></text:p>
      <text:p text:style-name="P137">Eissenberg, J.C. and Elgin, S.C. (2006) Marking time. Nat. Genet. 38, 276–</text:p>
      <text:p text:style-name="P137"><text:span text:style-name="T49">277. </text:span><text:span text:style-name="T152">epigenetics</text:span></text:p>
      <text:p text:style-name="P49"/>
      <text:p text:style-name="P45">ideas papers: </text:p>
      <text:p text:style-name="P34">-<text:span text:style-name="T92">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5">- <text:span text:style-name="T88">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5">-<text:span text:style-name="T88">Que es un zeitgeber en naturaleza: </text:span>In short, daily biological rhythmicity is widespread in nature, with environmental cues (called zeitgebers), such as light and temperature, synchronizing internal time to the earth’s 24-h rotation.</text:p>
      <text:p text:style-name="P34"/>
      <text:p text:style-name="P34"><text:soft-page-break/>-<text:span text:style-name="T88">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4"/>
      <text:p text:style-name="P34">-<text:span text:style-name="T88">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4"/>
      <text:p text:style-name="P34">-<text:span text:style-name="T88">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88">i</text:span>ncreasing reproductive fitness (Beaver et al, 2002).</text:p>
      <text:p text:style-name="P34"/>
      <text:p text:style-name="P34">-<text:span text:style-name="T89">Desicronizacion en cellulas individuales en plantas: Although circadian systems are all composed of cellular </text:span>clocks, there are large differences in their assembly. For example,</text:p>
      <text:p text:style-name="P34">in plants, circadian rhythms in neighbouring cells are apparently running at independent phases (Thain et al, 2000), whereas in animals, they form a highly interdependent, hierarchical network (Fig 2). A dedicated ‘pacemaker’ resides in the nervous system</text:p>
      <text:p text:style-name="P34">that receives the environmental and temporal information from zeitgebers (for example, dawn and dusk), processes them and transmits this information through endogenous signals to the cellular clocks in the periphery, supporting coordinated timing (for example, liver, heart or kidney; Akhtar et al, 2001; Panda et al, 2002; Storch et al, 2002; Yoo et al, 2004).</text:p>
      <text:p text:style-name="P40"/>
      <text:p text:style-name="P42">-<text:span text:style-name="T90">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94">(Bünning, E. Über die Erblichkeit der Tagesperiodizität bei</text:span></text:p>
      <text:p text:style-name="P43">den Phaseolus Blättern. Jahrbücher für wissenschaftliche</text:p>
      <text:p text:style-name="P42"><text:span text:style-name="T94">Botanik 81, 411–418 (1932)).</text:span> but prominent researchers remained doubtful as to whether dedicated ‘clock genes’ could be defined for a system with such high complexity. Despite <text:soft-page-break/>overwhelming scepticism, the first clock mutant was found in a mutant screen (which relied on a <text:span text:style-name="T90">The complexity </text:span>of the clock was viewed as an obstacle to its genetic analysis. Eventually, pioneering mutagenesis screens</text:p>
      <text:p text:style-name="P42">revealed the first clock gene (Period) in Drosophila melanogaster (Konopka &amp; <text:span text:style-name="T90">B</text:span>enzer, 1971), followed by the frequency gene in N. crassa <text:s/>(Feldman &amp; Hoyle, 1973). Many clock genes have since been identified in these and other model systems—for example, mice, Xenopus, Arabidopsis and Synechococcus.</text:p>
      <text:p text:style-name="P40"/>
      <text:p text:style-name="P41">-<text:span text:style-name="T91">Relacion: As our society moves towards a worldwide ‘24/7’ culture, with </text:span>shift work and jet lag almost the norm, circadian clock research is becoming highly relevant to human health, behaviour and quality of life. Chronotype <text:span text:style-name="T91">(Entrained phase is described by ‘chronotype’, a term that reflects the preferred timing of activity and rest during the day)</text:span> is our only handle on human clock genetics in real life. Understanding the complex genetics (and possibly epigenetics <text:span text:style-name="T93">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40"/>
      <text:p text:style-name="P40">-<text:span text:style-name="T93">Como meter las generalizaciones: paper physiology, is the clock a clock?</text:span></text:p>
      <text:p text:style-name="P40"/>
      <text:p text:style-name="P40">me: leyendo pa la tesis como relojes circadianos cahoticos en ratones les genera adicciones, obesidad, graves trastornos psicologicos e incluso cancer.</text:p>
      <text:p text:style-name="P40"/>
      <text:p text:style-name="P40">also me: me despierto cada dia a una hora distinta y almuerzo entre la 1 o las 7 de la tarde, igual me concentro escribiendo a las 10 de la mañana que al dia siguiente me pongo a las 10 de la noche</text:p>
      <text:p text:style-name="P40"/>
      <text:p text:style-name="P40"/>
      <text:p text:style-name="P40"/>
      <text:p text:style-name="P40"/>
      <text:p text:style-name="P34"/>
      <text:p text:style-name="P33"><text:span text:style-name="T22">2. </text:span><text:span text:style-name="T25">Ostreococcus tauri: </text:span><text:span text:style-name="T26">Review de ostreococcus tauri. </text:span><text:span text:style-name="T28">Donde fue descrita por primera vez,</text:span><text:span text:style-name="T22"> </text:span><text:span text:style-name="T28">descripcion de su ecosistema</text:span><text:span text:style-name="T22">, como se relaciona con é</text:span><text:span text:style-name="T44">l</text:span><text:span text:style-name="T22"> (movimiento en la columa de agua), </text:span><text:span text:style-name="T28">caracteristicas morfológicas y fisiológicas</text:span><text:span text:style-name="T22">,</text:span><text:span text:style-name="T28"> mencionar su secuenciación, cuando se hizo, y comentar caracteristicas de su genoma</text:span><text:span text:style-name="T22">. </text:span><text:span text:style-name="T28">Situarla dentro del arbol evolutivo y de la historia del linaje verde</text:span><text:span text:style-name="T22">.</text:span><text:span text:style-name="T26">Añadir arbol filogenetico.</text:span><text:span text:style-name="T22"> </text:span><text:span text:style-name="T28">Comparar sus caracteristicas con otros organismos modelo de clorofitas.</text:span><text:span text:style-name="T29"> </text:span><text:span text:style-name="T28">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8"/>
      <text:p text:style-name="P48"/>
      <text:p text:style-name="P46"><text:soft-page-break/>3. <text:span text:style-name="T24">Biologia molecular de sistemas:</text:span> <text:span text:style-name="T28">presentar que disciplina es, de qué otras disciplinas bebe y buscar algun paper antiguo donde se hable de sus commienzos. </text:span><text:span text:style-name="T30">Como se desencadeno a raiz del avance en las tecnicas de secuenciación. Remontarme al primer genoma secuenciado y como resonó la primera secuenciacion del genoma humano.</text:span><text:span text:style-name="T82"> </text:span><text:span text:style-name="T30">Comparar las limitaciones de las tecnicas moleculares tradicionales con las técnicas usadas en BMS. </text:span><text:span text:style-name="T28">Quizas mencionar la leyenda de los cientificos y el elefant</text:span><text:span text:style-name="T30">e</text:span><text:span text:style-name="T28">? Si encuentro articulo mejor. </text:span><text:span text:style-name="T30">Introducir las técnicas ómicas y sobre todo centrarse en las usadas en esta tesis: transcriptomica y proteomica.Quizas mirar datos de como han ido subiendo los papers sobre BMS a raiz de esas secuenciaciones historicas?</text:span><text:span text:style-name="T82"> <text:s/>Hablar de t</text:span><text:span text:style-name="T30">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82"> Hablar de como se van abaratando con el tiempo a medida que se desarrollan. </text:span><text:span text:style-name="T83">H</text:span><text:span text:style-name="T31">ablar de la carga computacional que supone el tratamiento de estos datos, como los laboratorios contribuyen desarrollando algoritmos, programas, paginas web que facilitan cada vez más el tratamiento y la representación de los mismos.</text:span><text:span text:style-name="T83"> </text:span><text:span text:style-name="T31">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83">. </text:span><text:span text:style-name="T22">Destacar con la leyenda o de otra forma la importancia de los estudios dentro de esta disciplina debido a la gran aportación que supone para la ciencia estudiar un proceso de forma holística, </text:span><text:span text:style-name="T82">ver lo que ocurre a nivel sistemico en los distintos niveles biológicos. </text:span><text:span text:style-name="T31">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32">t</text:span><text:span text:style-name="T31">acional</text:span><text:span text:style-name="T83">. </text:span><text:span text:style-name="T31">Así se pretende obtener una visión global de </text:span><text:span text:style-name="T32">los cambios diurnos y estacionales en Ostreococcus tauri,</text:span><text:span text:style-name="T31"> conociendo con exactitud su</text:span><text:span text:style-name="T32">s</text:span><text:span text:style-name="T31"> efecto</text:span><text:span text:style-name="T32">s</text:span><text:span text:style-name="T31"> sobre 3 niveles biológicos distintos: </text:span><text:span text:style-name="T32">todos los </text:span><text:span text:style-name="T31">genes expresados, </text:span><text:span text:style-name="T32">todas las </text:span><text:span text:style-name="T31">proteinas presentes y funciones </text:span><text:span text:style-name="T32">destacadas </text:span><text:span text:style-name="T31">que se están llevando a cabo.</text:span></text:p>
      <text:p text:style-name="P46"/>
      <text:p text:style-name="P71"><text:span text:style-name="T47">-</text:span><text:span text:style-name="T73">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71"><text:span text:style-name="T73">-</text:span><text:span text:style-name="T74">Primeras tecnicas de secuenciación 45 years ago</text:span></text:p>
      <text:p text:style-name="P71"><text:soft-page-break/><text:span text:style-name="T47">-</text:span><text:span text:style-name="T73">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6">-<text:span text:style-name="T87">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3"/>
      <text:p text:style-name="P53">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71"><text:span text:style-name="T48">-</text:span><text:span text:style-name="T53">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55">4</text:span></text:a><text:span text:style-name="T53">]</text:span><text:span text:style-name="T54"> </text:span><text:span text:style-name="T53">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50"><text:span text:style-name="T75">-</text:span><text:span text:style-name="T86">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4">-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51"/>
      <text:p text:style-name="P51"><text:soft-page-break/></text:p>
      <text:p text:style-name="P52">Ideas PAPERS circadian tauri:</text:p>
      <text:p text:style-name="P52"/>
      <text:p text:style-name="P59">Cell division regulation 2007: </text:p>
      <text:p text:style-name="P55">-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5"/>
      <text:p text:style-name="P55">-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5"/>
      <text:p text:style-name="P55">-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5">-<text:span text:style-name="T106">These data suggest also that the circadian clock restricts cell division to a window of time, rather than to a specific time, the metabolic status being responsible for the period variation within this time window.</text:span></text:p>
      <text:p text:style-name="P62"/>
      <text:p text:style-name="P62"><text:span text:style-name="T104">12/12 Cells entered in S phase at ZT7 and exited at ZT16. Cells G2/M were present from ZT10 to ZT19. </text:span><text:span text:style-name="T112">En LD se atrasa y SD se adelanta, con respecto a estos datos en ND</text:span></text:p>
      <text:p text:style-name="P55">-Most genes under investigation (32/37) were rhythmically transcribed.</text:p>
      <text:p text:style-name="P55">-<text:span text:style-name="T105">Idea hacer heatmaps circulares para cada fase del ciclo tanto LD como SD.</text:span></text:p>
      <text:p text:style-name="P55">-Note that, for all light intensities tested, the peak of cell division entry never occurred before 12 h after lights on, suggesting that the gating of cell division persists the first day,</text:p>
      <text:p text:style-name="P55"/>
      <text:p text:style-name="P55"/>
      <text:p text:style-name="P58"><text:span text:style-name="T24">S_phase</text:span>: Integration of Light Signals by the Retinoblastoma Pathway in the Control of S Phase Entry in the Picophytoplanktonic Cell Ostreococcus</text:p>
      <text:p text:style-name="P58">the Rb pathway appears to integrate light signals in the control of S phase entry in Ostreococcus, though differential transcriptional and posttranscriptional regulations of a <text:soft-page-break/>G1 A-type cyclin. Furthermore, commitment to S phase depends on a cAMP pathway, which regulates the synthesis of CyclinA. We discuss the relative involvements of the metabolic and time/clock signals in the photoperiodic control of cell division.</text:p>
      <text:p text:style-name="P58">Citation:</text:p>
      <text:p text:style-name="P55"/>
      <text:p text:style-name="P60">Circadian models comparative green lineage 2009: </text:p>
      <text:p text:style-name="P56"/>
      <text:p text:style-name="P56">This approach revealed several features that are comparable to those in higher plants, including the circadian regulation of TOC1, CCA1, and the output gene Chlorophyll a/b Binding <text:s/><text:span text:style-name="T108">(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6"/>
      <text:p text:style-name="P56">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6"/>
      <text:p text:style-name="P61">Two genes models: </text:p>
      <text:p text:style-name="P57">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7"/>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text:soft-page-break/>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24">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oft-page-break/>-<text:span text:style-name="T24">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109">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text:soft-page-break/>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24">Circadian clock model 2011:</text:span> </text:p>
      <text:p text:style-name="P21">Multiple light inputs to a simple clock circuit allow complex biological rhythms <text:span text:style-name="T110">Troein </text:span>2011</text:p>
      <text:p text:style-name="P21"><text:soft-page-break/>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111">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84">(30 - 40)</text:span><text:line-break/>AlgaeFUN with MARACAS</text:p>
      <text:p text:style-name="P8">Chlorophyta</text:p>
      <text:p text:style-name="P8">Tabla con las características genómicas y fisiológicas. </text:p>
      <text:p text:style-name="P9">Paper de Haematococcus <text:span text:style-name="T85">y klebsormidium </text:span></text:p>
      <text:p text:style-name="P9"/>
      <text:p text:style-name="P9">Chapter 3. </text:p>
      <text:p text:style-name="P10">Transcriptomics diurnal/seasonal. </text:p>
      <text:p text:style-name="P10"/>
      <text:p text:style-name="P10">Chapter 4. </text:p>
      <text:p text:style-name="P10">Proteomics diurnal/sea<text:span text:style-name="T125">sonal</text:span>. </text:p>
      <text:p text:style-name="P10"/>
      <text:p text:style-name="P10">Chapter 5. </text:p>
      <text:p text:style-name="P10"><text:soft-page-break/>Physiological. Integration</text:p>
      <text:p text:style-name="P27"><text:span text:style-name="T138">almidon LD y SD </text:span><text:a xlink:type="simple" xlink:href="https://www.researchgate.net/publication/234704860_Dynamical_feedback_between_circadian_clock_and_sucrose_availability_explains_adaptive_response_of_starch_metabolism_to_various_photoperiods" text:style-name="Internet_20_link" text:visited-style-name="Visited_20_Internet_20_Link">Dynamical feedback between circadian clock and sucrose availability explains adaptive response of starch metabolism to various photoperiods</text:a></text:p>
      <text:p text:style-name="P10"/>
      <text:p text:style-name="P24">Conclusiones</text:p>
      <text:p text:style-name="P10"/>
      <text:p text:style-name="P81">Results</text:p>
      <text:p text:style-name="P81"/>
      <text:p text:style-name="P81"/>
      <text:p text:style-name="P82">Chapter1: ideas: </text:p>
      <text:p text:style-name="P119"><text:span text:style-name="T119">Comenzar con una intro a la necesidad de herramientas que permitan procesar datos ómicos y explorar sus resultados en microalgas </text:span><text:span text:style-name="T121">para avanzar en la investigacion de este campo. </text:span><text:span text:style-name="T122">Justifificacion: </text:span><text:span text:style-name="T120">Qué es esta herramienta. </text:span></text:p>
      <text:p text:style-name="P83"/>
      <text:p text:style-name="P83">Implementación: </text:p>
      <text:p text:style-name="P85"><text:span text:style-name="T27">Hablar del <text:s/>abanico de microalgas que cubren los análisis </text:span><text:span text:style-name="T38">(arbol paper)</text:span><text:span text:style-name="T27">. Mencionar que abarca microalgas tanto usadas en la industria biotecnologica como aquellas usadas en estudios de investigacion basica.</text:span> <text:span text:style-name="T38">Resaltar como el genoma y su anotación de cada microalga han sido reunidas en esta plataforma y que antes estaba todo desperdigado lo que hacia mas dificil que la investigacion en microalgas fuese fluida y accesible. </text:span><text:span text:style-name="T39">Modificaciones y unificaciones hechas a los archivos para que todos esten en el mismo formato.</text:span><text:span text:style-name="T113"> </text:span><text:span text:style-name="T39">Desarrollo de los paquetes. </text:span><text:span text:style-name="T38">Describir pipeline tanto de rna-seq como de chipseq (paper). </text:span><text:span text:style-name="T113">Figuras del paper. </text:span></text:p>
      <text:p text:style-name="P121"><text:span text:style-name="T113">Terminar con parrafo introductorio a los estudios del lab donde se ha usado la webtool: haematococcus y klebs. El uso de la app en el analisis de esos datos de rnaseq ha aportado conclusiones novedosas que han sido publicadas con éxito. Además de</text:span><text:span text:style-name="T123">l analisis de</text:span><text:span text:style-name="T113"> datos de chipseq que </text:span><text:span text:style-name="T123">han sido</text:span><text:span text:style-name="T113"> generados como parte de otro proyecto, que debido a no estar aun publicado, se usarán otros datos de chipseq ya publicados como caso de estudio. </text:span></text:p>
      <text:p text:style-name="P84"/>
      <text:p text:style-name="P87">Caso de estudio 1: RNA-seq analysis de klebsormidium <text:span text:style-name="T114">y haematococcus</text:span>.</text:p>
      <text:p text:style-name="P120">Explicar las bases del estudio de klebsormidium brevemente <text:span text:style-name="T115">como estudio de ciencia básica</text:span> <text:span text:style-name="T115">y el de haematococcus como estudio con aplicación biotecnologa. P</text:span>asar al resultado generado con maracas <text:span text:style-name="T114">Meter aquí el report de maracas. </text:span><text:span text:style-name="T115">Mencionar el efecto represor de las condiciones de haematoccocus y el equilibrado de klebs sobre los volcano. Bien agrupadas las muestras en ambos casos con el pca.</text:span><text:span text:style-name="T114"> </text:span><text:s/><text:soft-page-break/>Usar como ejemplo el caso de estudio del paper. <text:span text:style-name="T115">Pasa al uso</text:span><text:span text:style-name="T114"> de la interfaz grafica de tauri. </text:span><text:span text:style-name="T115">((añadir figura con el pantallazo de la interfaz)</text:span></text:p>
      <text:p text:style-name="P120"><text:span text:style-name="T115">Menciona los ejemplos de GO y KEGG de la figura final.</text:span><text:span text:style-name="T114"> Comentar al final brevemente algunas conclusiones relevantes que se pudieron sacar gracias a este analisis.</text:span></text:p>
      <text:p text:style-name="P88"><text:span text:style-name="T115">((Hacer una figura bonita con el </text:span><text:span text:style-name="T107">volcano plot, pca,</text:span><text:span text:style-name="T115"> y </text:span><text:span text:style-name="T116">enrichment analysis GO y KEGG</text:span><text:span text:style-name="T115"> de </text:span><text:span text:style-name="T117">klebsormidium</text:span><text:span text:style-name="T115">. Hacer otra igual para </text:span><text:span text:style-name="T118">haematococcus.</text:span><text:span text:style-name="T115">))</text:span></text:p>
      <text:p text:style-name="P88"/>
      <text:p text:style-name="P87">Caso de estudio <text:span text:style-name="T123">2</text:span>: Chip-seq analysis de already published data chlamy.</text:p>
      <text:p text:style-name="P89"><text:span text:style-name="T27">Describir brevemente la intencion del estudio. Seguir lo del paper casi. </text:span>Añadir figura con report de maracas? Y si no hay directamete una de la interfaz y <text:span text:style-name="T27">otra de los resultados. </text:span><text:span text:style-name="T40">Comentar al final brevemente algunas conclusiones relevantes que se pudieron sacar gracias a este analisis </text:span><text:span text:style-name="T27">y como coinciden con lo publicado.</text:span></text:p>
      <text:p text:style-name="P90"/>
      <text:p text:style-name="P91"><text:span text:style-name="T124">Valuation of the contribution of ALGAEFUN with MARACAS to the field</text:span>: </text:p>
      <text:p text:style-name="P86"><text:span text:style-name="T27">Hablar de las herramientas que ya hay y sus limitaciones (coger del tfm </text:span><text:span text:style-name="T41">o de la ultima parte del ultimo caso de estudio paper</text:span><text:span text:style-name="T27">). que aporta nuevo Algae fun with maracas.</text:span> <text:span text:style-name="T38">Aparte, mencionar que es una herramienta en continuo crecimiento que ha establecido las bases sobre las que construir otras herramietas complementarias en el grupo de investigación.</text:span><text:span text:style-name="T113"> </text:span><text:span text:style-name="T38">Además, el número de microalgas que abarca ira creciendo con el tiempo a medida que se sequencien los genomas de otras microalgas. </text:span><text:s/><text:span text:style-name="T42">Terminar con frases bonitas de c</text:span><text:span text:style-name="T27">omo ha facilitado el trascurso de la thesis y otros trabajos en el laboratorio </text:span><text:span text:style-name="T43">publicados y no publicados aun (mencionarlos) </text:span><text:span text:style-name="T42">y esperamos que contribuya a la aplicación de técnicas omicas en microalgas.</text:span></text:p>
      <text:p text:style-name="P92"><text:span text:style-name="T126">C</text:span>apitulo 2: transcriptomica. </text:p>
      <text:p text:style-name="P93">supp1 (rna reability), </text:p>
      <text:p text:style-name="P93">fig 1(analisis de ritmicidad),</text:p>
      <text:p text:style-name="P97">Venn y boxplot en una: </text:p>
      <text:p text:style-name="P93"><text:span text:style-name="T128">(A)</text:span> <text:span text:style-name="T127">Venn diagram comparing rhythmic</text:span> <text:span text:style-name="T127">genes under long day (LD, 16h light / 8h dark) conditions (light blue circle) and short day (SD, 8h light / 16h dark) conditions (light red circle). Genes exhibiting rhythmic expression patterns are almost identical under both photoperiodic entrainments. </text:span><text:span text:style-name="T128">(B)</text:span> <text:span text:style-name="T127">Boxplot representing the maximum expression level of rhythmic genes (light green) and non-rhythmic genes (dark green). Medians are represented by central horizontal lines, upper and lower quartiles by boxes, minimum and maximum values by whisker ends. Rhythmic genes present significant maximum expression levels three times greater than non-rhythmic genes according to a </text:span><text:soft-page-break/><text:span text:style-name="T127">p-value of 1.45 × 10-4 computed using Mann-Whitney-Wilcoxon test. Gene expression levels are measured as FPKM (Fragments Per Kilobase of transcript per Million fragments mapped).</text:span></text:p>
      <text:p text:style-name="P93"/>
      <text:p text:style-name="P93"/>
      <text:p text:style-name="P116">fig 2 (efecto de free running conditions),</text:p>
      <text:h text:style-name="P134" text:outline-level="1">Modeling a circadian surface para el adelanto de la fase acorte del periodo en DD</text:h>
      <text:p text:style-name="P94"><text:s/>supp 4 (efecto de desincronizacion)</text:p>
      <text:p text:style-name="P72"><text:span text:style-name="T137">under both photoperiods parece que tiene un fuerte efecto LL desincronizador como se ha visto que ocurre en mamiferos. </text:span><text:span text:style-name="T131">por eso DD es mayor. </text:span><text:bookmark text:name="screen-reader-main-title"/><text:span text:style-name="T135">desincriza con la reduccion de amplitud FIG 22 (</text:span>Layers of crosstalk between circadian regulation and environmental signalling in plants<text:span text:style-name="T135">)</text:span></text:p>
      <text:p text:style-name="P64"><text:span text:style-name="T131"><text:s/></text:span><text:bookmark text:name="jumplink-kiac204-B28"/><text:a xlink:type="simple" xlink:href="javascript:;" text:style-name="Internet_20_link" text:visited-style-name="Visited_20_Internet_20_Link">Graf et al., 2010</text:a>).</text:p>
      <text:p text:style-name="P100">Ll dd en <text:span text:style-name="T24">pajaros</text:span> 353 The Effect of Constant Light and Phase Shifts on a Learned Time-Place Association in Garden Warblers (Sylvia borin): Hourglass or Circadian Clock?</text:p>
      <text:p text:style-name="P100">DE <text:span text:style-name="T24">THALIANA</text:span> Quantitative analysis of regulatory flexibility underchanging environmental conditions</text:p>
      <text:p text:style-name="P122"><text:span text:style-name="T71">An extended mathematical model for reproducing the phase response</text:span><text:span text:style-name="T56"><text:line-break/></text:span><text:span text:style-name="T71">of</text:span><text:span text:style-name="T56"> </text:span><text:span text:style-name="T71">Arabidopsis thaliana</text:span><text:span text:style-name="T56"> </text:span><text:span text:style-name="T71">under various light conditions</text:span></text:p>
      <text:p text:style-name="P101"><text:span text:style-name="T24">los que coinciden con tauri: ratones</text:span> </text:p>
      <text:p text:style-name="P101">Influence of short-term constant light on phase shift of mouse circadian locomotor activity rhythm induced by agonist and antagonist of serotonin</text:p>
      <text:p text:style-name="P101">Desflurane anesthesia shifts the circadian rhythm phase depending on the time of day of anesthesia</text:p>
      <text:h text:style-name="P135" text:outline-level="1">Circadian Timing: From Genetics to Behavior :</text:h>
      <text:p text:style-name="P95">A commonly used model of circadian disruption is constant light (<text:span text:style-name="T140">ll</text:span>) exposure (<text:bookmark text:name="ref_IMG000019"/><text:a xlink:type="simple" xlink:href="https://brill.com/view/book/edcoll/9789004280205/B9789004280205_001.xml#IMG000019" text:style-name="Internet_20_link" text:visited-style-name="Visited_20_Internet_20_Link">Figure 1.3C</text:a>), which induces period lengthening followed by circadian arrhythmicity in nocturnal rodents (<text:bookmark text:name="ref_R100122"/><text:a xlink:type="simple" xlink:href="https://brill.com/view/book/edcoll/9789004280205/B9789004280205_001.xml#R100122" text:style-name="Internet_20_link" text:visited-style-name="Visited_20_Internet_20_Link">Meng et al., 2010</text:a>; <text:bookmark text:name="ref_R100125"/><text:a xlink:type="simple" xlink:href="https://brill.com/view/book/edcoll/9789004280205/B9789004280205_001.xml#R100125" text:style-name="Internet_20_link" text:visited-style-name="Visited_20_Internet_20_Link">Moriya et al., 2000</text:a>).</text:p>
      <text:h text:style-name="P135" text:outline-level="1"><text:bookmark text:name="artTitle"/>Circadian Behaviour in Neuroglobin Deficient Mice</text:h>
      <text:p text:style-name="P67"/>
      <text:p text:style-name="P95"><draw:frame draw:style-name="fr2" draw:name="Imagen1" text:anchor-type="char" svg:width="17cm" svg:height="11.709cm" draw:z-index="0"><draw:image xlink:href="Pictures/100002010000032000000227F6438846F287E983.png" xlink:type="simple" xlink:show="embed" xlink:actuate="onLoad" loext:mime-type="image/png"/></draw:frame><text:soft-page-break/></text:p>
      <text:p text:style-name="P68">Phase shift en LL en corales: Photosynthetic circadian rhythmicity patterns of Symbiodinium, [corrected] the coral endosymbiotic algae </text:p>
      <text:p text:style-name="P68">q<text:span text:style-name="T141">uantification of chlorophyll a, accessory pigments (chlorophyll c and peridinin) and protective (diatoxanthin and diadinoxanthin) pigments revealed diel fluctuations with maximum concentrations occurring between ZT 8 and ZT 12 during the LD cycle. Under LL conditions, the maximum values phase-shifted on the first day of LL in most of the pigments towards CT 12 </text:span></text:p>
      <text:p text:style-name="P70"/>
      <text:p text:style-name="P70"/>
      <text:p text:style-name="P102"><text:span text:style-name="T24">CICLO CELULAR:</text:span> S-Phase and M-Phase Timing Are under Independent Circadian Control in the Dinoflagellate Lingulodinium SIMILAR A LO QUE HEMOS visto en LD y SD en tauri, pero en un dinoflagelado. </text:p>
      <text:p text:style-name="P102"><draw:frame draw:style-name="fr1" draw:name="Imagen2" text:anchor-type="char" svg:width="15.222cm" svg:height="14.896cm" draw:z-index="1"><draw:image xlink:href="Pictures/100002010000025F00000252C46ED5CDA9BD249A.png" xlink:type="simple" xlink:show="embed" xlink:actuate="onLoad" loext:mime-type="image/png"/></draw:frame><text:soft-page-break/></text:p>
      <text:p text:style-name="P98">Barplots y l/o plots en otra:</text:p>
      <text:p text:style-name="P98">recordar definicion de proceso circadiano. Por eso ahora analizamos el mantenimiento de la ritmicidad de los niveles de expresion bajo free running conditions. </text:p>
      <text:p text:style-name="P99">One of the main observations is that the maintainance of rhythmic expression profiles is dependent on the photoperiod of entrainment. </text:p>
      <text:p text:style-name="P73"><text:span text:style-name="T131">mecanismos de regulacion de genes son complejos y no solo dependen de una maquinaria (</text:span><text:span text:style-name="T5">OTRA </text:span><text:span text:style-name="T6">CITA): </text:span><text:bookmark text:name="screen-reader-main-title1"/><text:span text:style-name="T2">Systems Level Understanding of Circadian Integration with Cell Physiology</text:span></text:p>
      <text:p text:style-name="P76"><text:span text:style-name="T131"><text:s/>solo LL dependientes del photoperiodo fig 21 B y DD dependientes del skotoperiodo fig 21 D, y seguramente regulados por otros mecanismos regulatorios como es el caso del ciclo celular que ya esta descrito </text:span><text:span text:style-name="T132">(</text:span><text:bookmark text:name="_NBK6251_1"/><text:span text:style-name="T133">Circadian Organization in the Algal Flagellate </text:span><text:span text:style-name="T17">Euglena </text:span><text:span text:style-name="T18">y chlamy (Cell cycle control by timer and sizer in Chlamydomonas) as well as in tauri (la del ciclo y fase S)</text:span><text:span text:style-name="T133"> </text:span><text:span text:style-name="T131"><text:s/>que tiene doble regulacion por el clock y el crecimiento celular-- </text:span><text:span text:style-name="T133">G</text:span><text:span text:style-name="T134">1</text:span><text:span text:style-name="T133">-phase cells is light-dependent </text:span><text:span text:style-name="T131">depende de la luz lo cual tiene sentido por la fotosintesis (CITA)</text:span></text:p>
      <text:p text:style-name="P75"><text:soft-page-break/><text:span text:style-name="T136">The strongest group of genes translated at night</text:span><text:line-break/><text:span text:style-name="T136">was</text:span> <text:span text:style-name="T136">that</text:span> <text:span text:style-name="T136">encoding</text:span> <text:span text:style-name="T136">ribosomal</text:span> <text:span text:style-name="T136">proteins.</text:span> <text:span text:style-name="T136">Since</text:span> <text:span text:style-name="T136">ribosome</text:span><text:line-break/><text:span text:style-name="T136">biosynthesis occupies a large part of the transcriptional</text:span><text:line-break/><text:span text:style-name="T136">and translational machinery of the cell, it seems logical to</text:span><text:line-break/><text:span text:style-name="T136">produce them when there are fewer processes going on</text:span></text:p>
      <text:p text:style-name="P79"/>
      <text:p text:style-name="P66">~~~~~~~~~terminar con bona fide</text:p>
      <text:p text:style-name="P73"><text:span text:style-name="T131">al comparar los genes que mantienen LD LL DD y SD LL DD – vemos genes que se mantienen bajo SD, LD, DD y LL que son los considerados bona fide circadian. </text:span><text:span text:style-name="T5">OTRA CITA </text:span><text:span text:style-name="T2">Role of Circadian Rhythms in Major Plant Metabolic and Signaling Pathways</text:span></text:p>
      <text:p text:style-name="P73"/>
      <text:p text:style-name="P78">Su perfil de expresion no se vuelve flat or noisy bajo ninguna de las condiciones estudiadasFIG 22 B Analisis funcional de ellos FIG 22 C comentar con biblio que son los mecanismos mas primitivos. </text:p>
      <text:p text:style-name="P77"/>
      <text:p text:style-name="P65"><text:span text:style-name="T128">(</text:span><text:span text:style-name="T129">A</text:span><text:span text:style-name="T128">)</text:span> <text:span text:style-name="T127">Venn diagram comparing circadian genes identified after LD entrainment (blue circle) and after SD entrainment (red circle). Only a reduced number of genes are identified as </text:span><text:span text:style-name="T130">bona fide</text:span> <text:span text:style-name="T127">circadian maintaining rhythmicity under the free running conditions LL and DD after both LD and SD entrainments. </text:span><text:span text:style-name="T129">B</text:span><text:span text:style-name="T128">)</text:span> <text:span text:style-name="T127">Gene expression profiles under LD, SD, LL and DD of </text:span><text:span text:style-name="T130">RuBisCO Activase</text:span> <text:span text:style-name="T127">(</text:span><text:span text:style-name="T130">ostta04g02510</text:span><text:span text:style-name="T127">, </text:span><text:span text:style-name="T130">RCA</text:span><text:span text:style-name="T127">) exemplifying </text:span><text:span text:style-name="T130">bona fide</text:span> <text:span text:style-name="T127">circadian genes that maintain rhythmicity under</text:span> <text:span text:style-name="T127">light/dark cycles as well as free running conditions. </text:span><text:span text:style-name="T128">(</text:span><text:span text:style-name="T129">C)</text:span> <text:span text:style-name="T127">Treemap summarizing the biological processes significantly enriched over the </text:span><text:span text:style-name="T130">bona fide</text:span> <text:span text:style-name="T127">circadian genes or rhythmic genes under LD, SD, LL and DD. Rectangle sizes represent significance levels. Semantically similar biological processes are grouped together into the same colored rectangles. The most representative biological process is shown for each rectangle. </text:span></text:p>
      <text:p text:style-name="P63"/>
      <text:p text:style-name="P63"/>
      <text:p text:style-name="P98">(C) Barplot representing with blue colors different rhythmic gene sets under LD conditions. From bottom to top: circadian genes exhibiting rhythmicity under LD, constant light (LL) and constant dark (DD); rhythmic genes under LD and DD requiring a dark input; rhythmic genes under LD and LL requiring a light input; rhythmic genes only under LD requiring the alternation of light/dark periods and non-rythmic genes. (D) Gene expression profiles under LD, LL and DD of DNA polymerase alpha subunit B (ostta11g01400, POLA2). White rectangles represent photoperiods (light periods or days), blue filled rectangles correspond to skotoperiods under LD (dark periods or nights), light blue rectangles mark subjective days or nights under LL and DD respectively after LD entrainment. ZTN, Zeitgeber time N, marks the time point N hours after dawn (lights on, ZT0). POLA2 illustrates that specific genes involved in DNA replication require light maintaining rhythmicity under LL whereas being strongly repressed under DD. (E) <text:s/>Barplot representing with <text:soft-page-break/>red colors different rhythmic gene sets under SD conditions. From bottom to top: circadian genes exhibiting rhythmicity under SD, LL and DD; rhythmic genes under SD and DD requiring a dark input; rhythmic genes under SD and LL requiring a light input; rhythmic genes only under SD requiring the alternation of light/dark periods and non-rhythmic genes. (F) Gene expression profiles under SD, LL and DD of Ribosomal protein L7Ae (ostta02g01210, RPL7AE). White rectangles represent photoperiods (light periods or days), red filled rectangles correspond to skotoperiods under SD (dark periods or nights), light red rectangles mark subjective days or nights under LL and DD respectively after SD entrainment. RPL7AE illustrates that specific genes involved in translation require dark maintaining rhythmicity under DD whereas presenting flat expression levels under LL.</text:p>
      <text:p text:style-name="P98"/>
      <text:p text:style-name="P98"/>
      <text:p text:style-name="P115">fig3 (efecto de estacionalidad, cambio de fase, amplitud, y </text:p>
      <text:p text:style-name="P103">Buscar discusion de amplitude reduction and phase anticipation</text:p>
      <text:p text:style-name="P125"><text:span text:style-name="T57">en otros organismos ya se ha visto el phase adaptation al photoperiodo </text:span><text:span text:style-name="T58">as well as effects over amplitude</text:span><text:span text:style-name="T57">: </text:span></text:p>
      <text:p text:style-name="P125"><text:span text:style-name="T57">humanos (</text:span>Seasonal covariation of the circadian phases of rectal temperature and slow wave sleep onset<text:span text:style-name="T143">) (</text:span>Day-night and seasonal variation of human gene expression across tissues<text:span text:style-name="T143">), </text:span></text:p>
      <text:p text:style-name="P125"/>
      <text:p text:style-name="P129">hamster (<text:span text:style-name="T139">Photoperiod differentially regulates the expression of Per1 and ICER in the pars tuberalis and the suprachiasmatic nucleus of the Siberian hamster)</text:span></text:p>
      <text:p text:style-name="P132"/>
      <text:p text:style-name="P129"><text:span text:style-name="T139">rat (</text:span><text:span text:style-name="T144">The photoperiod affected phase, waveform, and amplitude of the rhythmic gene expression as well as phase relationship between their profiles.) Clock gene daily profiles and their phase relationship in the rat suprachiasmatic nucleus are affected by photoperiod</text:span><text:span text:style-name="T145"> </text:span></text:p>
      <text:p text:style-name="P126"><text:span text:style-name="T146">plantas </text:span><text:span text:style-name="T148">y alga: </text:span><text:span text:style-name="T146">(</text:span>Circadian Regulation of the Plant Transcriptome Under Natural Conditions<text:span text:style-name="T146">), </text:span><text:span text:style-name="T147">(Photoperiod-dependent changes in the phase of core clock transcripts and global transcriptional outputs at dawn and dusk in Arabidopsis)</text:span><text:span text:style-name="T146"> </text:span><text:span text:style-name="T147">globally se ve en ambas cambio en la fase pero no en la amplitud. En cambio al fijarse en genes concretos si encuentran cambios en amplitud en algunos pero algunos sube y otros bajan.</text:span></text:p>
      <text:p text:style-name="P126"><text:span text:style-name="T147">C</text:span><text:span text:style-name="T148">hlamy similar, que se ve por ejemplo a CrCO con mas amplitud en SD. (Chlamydomonas CONSTANS and the Evolution of Plant Photoperiodic Signaling)</text:span></text:p>
      <text:p text:style-name="P133"/>
      <text:p text:style-name="P115"><text:soft-page-break/>dobles picos </text:p>
      <text:p text:style-name="P109">When comparing SD and LD conditions se encuentra otro efecto significativo que ocurre de forma global sobre gran parte del transcriptoma. En LD la gran mayoría de los genes ritmicos presentan solo un pico de expression una vez al día. Sin embargo, bajo SD conditions se encuentran perfiles de expression mas complejos como genes que alcanzan su máximo de expression dos veces al día. Añadir porcentajes de cada cosa o numero de genes de sandal. Reanalizando datos ya publicados de estudios de ostreococcus tauri en 12-12 se observa que muchos de esos genes ya presentaban dobles picos bajo esas condiciones. El numero de dobles picos aumenta a medida que se acorta el fotoperiodo. Este fenómeno, además, se puede observar también en otras microalgas como Chlamy y buscar si Euglena tb. (Pensar si meto perfiles de chlamy y tauri en 12-12 y LD/SD)</text:p>
      <text:p text:style-name="P109">An increasing number of genes, namely 1171 genes, presented a more complex rhythmic expression </text:p>
      <text:p text:style-name="P109">pattern cycling twice in a day presenting two expression peaks with an apparent period of 12 hours. </text:p>
      <text:p text:style-name="P109">Además, los dos picos se comportan de forma diferente bajo free running conditions. Uno de ellos se mantiene solo bajo LL y el otro solo bajo DD (fig C), suggesting que lo que observamos es el resultado de dos ondas reguladas por el photoperiodo y otra por el oskotoperiodo. (MIRAR COMO LO CONTÉ EN EL CONGRESO). </text:p>
      <text:p text:style-name="P109">Adjuntar quizas enlace a youtube para ver el gif?</text:p>
      <text:p text:style-name="P123"><text:span text:style-name="T59">Meter discusion si la encuentro, si no: este fenomeno ha pasado desapercibido y no existen hipótesis sobre su sentido biológico en ningun organismo </text:span><text:span text:style-name="T60">(</text:span>A Cell-Autonomous Mammalian 12-hour Clock Coordinates Metabolic and Stress Rhythms<text:span text:style-name="T142">)</text:span><text:span text:style-name="T59">, aunque al reanalizar datos e distintos organismos bajo SD o 12-12 encontramos este mismo patrón en genes similares ortologos en mayor o menor medida</text:span></text:p>
      <text:p text:style-name="P124"><text:span text:style-name="T59">T</text:span><text:span text:style-name="T62">EORIA SOBRE LAS HORAS A LAS QUE PICAN LOS SECONDARY PEAKS: </text:span><text:span text:style-name="T72">The Vehicle Cargo Hypothesis. Likened to increasing traffic</text:span><text:span text:style-name="T61"><text:line-break/></text:span><text:span text:style-name="T72">at the two “rush” hours at each dawn and dusk on the highway, 12-h</text:span><text:span text:style-name="T61"><text:line-break/></text:span><text:span text:style-name="T72">rhythms of CEDIF gene expression peaking at dawn (ZT0) and dusk</text:span><text:span text:style-name="T61"><text:line-break/></text:span><text:span text:style-name="T72">(ZT12) imply the existence of a 12-h oscillation of the trafficking</text:span><text:span text:style-name="T61"><text:line-break/></text:span><text:span text:style-name="T72">capacity of the genetic information flow that also peaks at ZT0 and</text:span><text:span text:style-name="T61"><text:line-break/></text:span><text:span text:style-name="T72">ZT12 in mammalian cells. The CEDIF encompasses the progressive</text:span><text:span text:style-name="T61"><text:line-break/></text:span><text:span text:style-name="T72">molecular processing steps from transcription initiation, mRNA pro-</text:span><text:span text:style-name="T61"><text:line-break/></text:span><text:span text:style-name="T72">cessing, ribosome biogenesis, translation, all the way to protein fold-</text:span><text:span text:style-name="T61"><text:line-break/></text:span><text:span text:style-name="T72">ing/processing/sorting in the ER and Golgi. At this point, it remains</text:span><text:span text:style-name="T61"><text:line-break/></text:span><text:span text:style-name="T72">to be determined whether it is the total number of molecules that</text:span><text:span text:style-name="T61"><text:line-break/></text:span><text:span text:style-name="T72">undergo processing or the metabolic rate of processing (or both) that</text:span><text:span text:style-name="T61"><text:line-break/></text:span><text:span text:style-name="T72">exhibits a 12-h oscillation. The 12-h rhythms of CEDIF gene expres-</text:span><text:span text:style-name="T61"><text:line-break/></text:span><text:span text:style-name="T72">sion is in turn transcriptionally regulated by the XBP1s expression/</text:span><text:span text:style-name="T61"><text:line-break/></text:span><text:span text:style-name="T72">activity, which also peaks at ZT0 and ZT12</text:span></text:p>
      <text:p text:style-name="P118"/>
      <text:p text:style-name="P130"><text:soft-page-break/><text:span text:style-name="T69">b</text:span><text:span text:style-name="T70">imodal:</text:span><text:span text:style-name="T61"> </text:span></text:p>
      <text:p text:style-name="P110">en mammals: </text:p>
      <text:p text:style-name="P110">-mice Bimodal Clock Gene Expression in Mouse Suprachiasmatic Nucleus and Peripheral Tissues Under a 7-Hour Light and 5-Hour Dark Schedule</text:p>
      <text:p text:style-name="P110"/>
      <text:p text:style-name="P110">-otros: </text:p>
      <text:p text:style-name="P128"><text:span text:style-name="T64">-tsetse fly </text:span><text:bookmark text:name="screen-reader-main-title2"/><text:span text:style-name="T61">A free-running bimodal circadian rhythm in the tsetse fly </text:span><text:span text:style-name="Emphasis"><text:span text:style-name="T68">Glossina longipennis</text:span></text:span></text:p>
      <text:p text:style-name="P131"><text:span text:style-name="T61">-</text:span><text:span text:style-name="T65">ruin <text:s/>lizard: Administration of TCs to unimodal lizards free-running in DD is able to entrain locomotor rhythms and to induce a bimodal pattern both in summer and autumn-winter. There are, however, striking seasonal differences in the effectiveness with which TCs achieve bimodality: (a) Numbers of lizards rendered bimodal are significantly higher in summer than in autumn-winter; (b) TCs require less time to achieve bimodality in summer than autumn-winter; (c) bimodality is retained as an aftereffect in the postentrainment free-run in summer, but not in autumn-winter; (d) TCs change activity duration in summer, but not in autumn-winter. All this demonstrates the existence of seasonal changes in responsiveness of the circadian oscillators controlling activity to the external factors inducing bimodality. Oscillators' responsiveness is high in summer, when bimodality is the survival strategy of Ruin lizards to avoid overheating around midday in open fields, and low in autumn-winter, when bimodality has no recognizable adaptive significance. (Temperature cycles induce a bimodal activity pattern in ruin lizards: masking or clock-controlled event? A seasonal problem )</text:span></text:p>
      <text:p text:style-name="P131"><text:span text:style-name="T65">-</text:span><text:span text:style-name="T66">drosophila picos bimodales en la actividad de drosophila ananassae que se mantiene en todos los photoperiodos: no es dependiente del mismo. Sympatric Drosophilid Species melanogaster and ananassae Differ in Temporal Patterns of Activity</text:span></text:p>
      <text:p text:style-name="P111">-gorrion: D16:8 this bird had a bimodal pattern with a major activity component after dawn and a minor activity component preceding dusk. (Direct and Circadian Control of Sparrow Behavior by Light and Dark)</text:p>
      <text:p text:style-name="P112"/>
      <text:p text:style-name="P113">en euglena: </text:p>
      <text:p text:style-name="P136"/>
      <text:p text:style-name="P136"/>
      <text:p text:style-name="P113">-bimodal under free running cAMP content Circadian Clock Regulation of the Bimodal Rhythm of Cyclic AMP in Wild-type Euglena</text:p>
      <text:p text:style-name="P113"><text:soft-page-break/></text:p>
      <text:p text:style-name="P113">en plantas:</text:p>
      <text:p text:style-name="P127"><text:span text:style-name="T63">-Cebada: se ven unos genes free running bimodal. </text:span><text:a xlink:type="simple" xlink:href="https://plantae.org/the-rhythm-of-the-light-how-light-and-the-clock-drive-cycling-of-transcript-levels-in-barley/" text:style-name="Internet_20_link" text:visited-style-name="Visited_20_Internet_20_Link"><text:span text:style-name="T61">The rhythm of the light: how light and the clock drive cycling of transcript levels in barley </text:span></text:a></text:p>
      <text:p text:style-name="P127"><text:span text:style-name="T61">-</text:span><text:span text:style-name="T67">Maiz: Maize global transcriptomics reveals pervasive leaf diurnal rhythms but rhythms in developing ears are largely limited to the core oscillator </text:span></text:p>
      <text:p text:style-name="P114"/>
      <text:p text:style-name="P113"/>
      <text:p text:style-name="P115">programa trans) ,</text:p>
      <text:p text:style-name="P96">supp 5 y supp 6 (dobles picos y amplitud), supp 7 dobles picos en chlamy, supp 8(programa transcripcional ld), supp9(programa transcription sd)</text:p>
      <text:p text:style-name="P96"/>
      <text:p text:style-name="P117">CAPITULO 3 PROTEOMICA</text:p>
      <text:p text:style-name="P104"/>
      <text:p text:style-name="P105">SWATH proteomics techniques allow us not only to cuantify proteins but to identify them. Our proteomic analysis has identified 40% of the total proteome of Ostreococcus, which is considered a good productividad o eficiencia en otros estudios proteomicos. Ademaás, mencionar que al hacer un enriquecimientos en terminos GO related to cell components se comprueba que todos los componentes celulares se encuentran representados en el set de proteinas detectadas. </text:p>
      <text:p text:style-name="P106">Partimos de 3 replicas técnicas de cada réplica biológica (3 días ) por lo que se obtienen datos de 108 muestras para LD y SD (54 each one). A similar distribucion de los datos s eobserva entre las replicas técnicas de cada día. Las diferencias observadas entre las réplicas biologicas son solventadas con la normalizacion de los datos, asegurando así que los datos son comparables entre si.</text:p>
      <text:p text:style-name="P69">In order to obtain a deeper understanding of the underlying structure <text:span text:style-name="T153">in our data</text:span> we performed principal components analysis separately over the LD <text:span text:style-name="T154">(Fig. 19-2)</text:span> and SD <text:span text:style-name="T154">(Fig. 19-3)</text:span> transcriptomes. Under LD conditions, we observed that the transcriptomes corresponding to the same time point in the three different days tightly cluster together globally constituting a circular structure. Nonetheless, under SD conditions more variability is observed and the time point transcriptomes form a structure resembling an ellipse. This could indicate that whereas in LD conditions gene expression in globally cycling precisely with a similar period a more complex behavior is expected under SD conditions. Also, it is remarkable the high similarity between the <text:soft-page-break/>transcriptomes corresponding to ZT0 and ZT20 under SD conditions that is not present under LD conditions. This suggests that the transcriptomic response at the end of a SD night is already preparing all molecular systems for the incoming light availability <text:span text:style-name="T153">at</text:span> dawn whereas this anticipation is not as clearly observed under LD conditions. In overall, these results support that our experimental design grants a high level of synchronization in our data allowing us to proceed to the identification and comparison of genes exhibiting rhythmic expression patterns under LD and SD conditions.</text:p>
      <text:p text:style-name="P96">→<text:span text:style-name="T157"> </text:span><text:span text:style-name="T155">DIURNAL PROTEOMICS</text:span></text:p>
      <text:p text:style-name="P107">disminucion rhythmicity prot y trans</text:p>
      <text:p text:style-name="P107"/>
      <text:p text:style-name="P107"/>
      <text:p text:style-name="P107"/>
      <text:p text:style-name="P107">→SEASONAL PROTEOMICS </text:p>
      <text:p text:style-name="P107">mencionar que algunas de las diferencias entre las ondas Sd y LD en el transcriptoma se mantienen en el proteoma <text:s/>de forma global y otras en procesos concretos(reanalizar y <text:span text:style-name="T156">usar circacompare con prot ld y prot sd:</text:span> amplitud, offsets y dobles picos(esta ya se q no pero en procesos sueltos si)</text:p>
      <text:p text:style-name="P107">Decir que en general la unica diferencia entre las ondas descritas por el transcriptoma y el proteoma es el offset, que si eliminamos el offset las ondas coinciden casi a la perfección. FigX.</text:p>
      <text:p text:style-name="P107"/>
      <text:p text:style-name="P108">Offset is affected by seasons</text:p>
      <text:p text:style-name="P108"/>
      <text:p text:style-name="P108"/>
      <text:p text:style-name="P108"/>
      <text:p text:style-name="P108"/>
      <text:p text:style-name="P108"/>
      <text:p text:style-name="P108"/>
      <text:p text:style-name="P107"/>
      <text:p text:style-name="P107"/>
      <text:p text:style-name="P96"/>
      <text:p text:style-name="P96"/>
      <text:p text:style-name="P96"/>
      <text:p text:style-name="P96"/>
      <text:p text:style-name="P153"><text:soft-page-break/>Chapter 4: </text:p>
      <text:p text:style-name="P154">cell cycle</text:p>
      <text:p text:style-name="P145">Day-night rhythms of cell division have been known for long in eukaryotes from unicellular algae, including Euglena, Gonyaulax, and Chlamydomonas (Bruce,1970; Edmunds and Laval-Martin, 1984; Homma and Hastings, 1989) to mammals (Matsuo, 2003; Fu et al., 2005). These rhythms usually persist in constant environmental conditions of light or temperature with a period close to 24 h. Furthermore, they can be entrained by light/dark cycles, so that their perio<text:span text:style-name="T163">d </text:span>adjusts to the imposed environmental period. Such properties led several authors to the conclusion that cell division is under circadian control in organisms as diverse as dinoflagellates, ciliates, green algae, or animals. Plants are photosynthetic organisms that heavily rely on light as a source of energy. However, little is known about the regulation of the cell division cycle (CDC) by light either directly or indirectly through the entrainment of a circadian oscillator, which in turn would regulate cell division. Much more attention and controversy has been devoted to another organism of the green lineage, the unicellular Chlorophyta Chlamydomonas. Initial studies concluded that cell division is under circadian control in this organism (Bruce, 1970). However, these conclusions were challenged in a report by Spudich and Sager (1980), which concluded that cell division is not under circadian control in Chlamydomonas. Rather, the cells would be forced into a daily periodicity by the amount of energy available through photosynthesis, independently of the clock. This would also imply that photosynthesis is not under circadian control in Chlamydomonas.</text:p>
      <text:p text:style-name="P150">The set of the main core cell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140"><text:span text:style-name="T158">Cell division cycle es un proceso muy conservado trough eukaryotes. It controls the profileration of cells. From human to algae, the cell cycle is controled by Cyclin dependt kinases. Although the decision to proceed through cell division depends largely on the metabolic status or the size of the cell, the </text:span>timing of cell division is often set by internal clocks such as the circadian clock. <text:span text:style-name="T158">El ciclo celular en Ostreococcus tauri consta de una fase G1 sensible a la disponibilidad de nutrientes </text:span><text:span text:style-name="T161">y a la luz</text:span><text:span text:style-name="T158">, durante esta fase la celula crecey y es cuando se toma la decision de si está lista o no para commitment con el cell divions cycle. </text:span><text:span text:style-name="T161">Once cells are commiment, cell cycle progression is not impaired by darkness once cells are commited. </text:span><text:span text:style-name="T158">A esta fase le sigue la fase S </text:span><text:span text:style-name="T159">donde el DNA se duplica, is gated during several hours after dawn, y una fase G2</text:span><text:span text:style-name="T161">{M</text:span><text:span text:style-name="T159"> que es la más corta del ciclo se lleva a cabo la fisionn celular. Estas etapas del cell division cycle se pueden detectar usando citometría de flujo, donde se puede </text:span><text:span text:style-name="T160">estimar</text:span><text:span text:style-name="T159"> como cambia la cantidad de DNA de las células y, thus, </text:span><text:soft-page-break/><text:span text:style-name="T159">como avanzan en el ciclo. Integrar estos datos con multi-omics facilita el entendimiento del proceso a diferentes niveles biologicos/ facilita dissect the molecular mechanisms of </text:span>light-dependent control of cell division</text:p>
      <text:p text:style-name="P144"/>
      <text:p text:style-name="P144"/>
      <text:p text:style-name="P151">Ritmicidad de la medida fisiologica</text:p>
      <text:p text:style-name="P140">the CDC is synchronized by day/night cycles and that a timing mechanism, namely the circadian clock, regulates cell division and the transcription of the main cell cycle regulators</text:p>
      <text:p text:style-name="P148">(paper cell cycle)</text:p>
      <text:p text:style-name="P141">circacompare y fotos mas heatmap circular como resultado</text:p>
      <text:p text:style-name="P146"/>
      <text:p text:style-name="P142"><text:span text:style-name="T24">Integracion</text:span>: </text:p>
      <text:p text:style-name="P142"><text:span text:style-name="T24">violoin plots y</text:span> </text:p>
      <text:p text:style-name="P142"/>
      <text:p text:style-name="P152">plots ciclinas y cdkas</text:p>
      <text:p text:style-name="P148">paper sphase</text:p>
      <text:p text:style-name="P146"><text:span text:style-name="T162">cita</text:span> 21</text:p>
      <text:p text:style-name="P143">Transcription of Cyclin-Dependent Kinases (CDKs), Cyclins and Retinoblastoma (Rb) were monitored by quantitative RT-PCR. CyclinB was the only transcript that was not detected in limiting conditions, whereas expression patterns of other cell cycle genes including CyclinA, CyclinD, CDKA, CDKB and Rb remained similarline <text:span text:style-name="T158">in both limiting and non-limiting conditions. CDKA and CyclinA transcripts were detected first, accumulating as early as two hours after light on, closely followed by Rb, CyclinD and CDKB mRNAs.</text:span></text:p>
      <text:p text:style-name="P147">G1 regulators : CDKA, CyclinA and Rb. Western de CDKA en 1212</text:p>
      <text:p text:style-name="P139">From completion of mitosis (about 2 to 3 hours after light off) to the early morning, no transcription of the main cell cycle regulators is detected [22]. CyclinA is the first gene to be transcribed from one hour after light on closely followed by CDKA, CyclinD, CDKB and Rb. (Figure 9). Transcription of these genes occurs at fixed time intervals from light on independently of the commitment status of the cells, suggesting that transcription is mainly controlled by a dawn-dependent timing mechanism, which would be similar to the circadian control of cell division</text:p>
      <text:p text:style-name="P149">Ciclina A se expresa a la misma hora bajo distintas condiciones limitantes, suggesting que su expression esta regulada por el reloj y es independiente del metabolic status-→ cAMP.</text:p>
      <text:p text:style-name="P149"><text:soft-page-break/></text:p>
      <text:p text:style-name="P139"/>
      <text:p text:style-name="P139">Fotosintesis </text:p>
      <text:p text:style-name="P138"/>
      <text:p text:style-name="P138">carotenoides </text:p>
      <text:p text:style-name="P138"/>
      <text:p text:style-name="P138">nitrogeno</text:p>
      <text:p text:style-name="P138"/>
      <text:p text:style-name="P138">almidon</text:p>
      <text:p text:style-name="P1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_20__28_user_29_" style:display-name="Figure (user)"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2-12-19T20:55:52.607847435</dc:date>
    <meta:editing-duration>P9DT18H53M30S</meta:editing-duration>
    <meta:editing-cycles>62</meta:editing-cycles>
    <meta:generator>LibreOffice/6.4.7.2$Linux_X86_64 LibreOffice_project/40$Build-2</meta:generator>
    <meta:document-statistic meta:table-count="0" meta:image-count="2" meta:object-count="0" meta:page-count="30" meta:paragraph-count="267" meta:word-count="10935" meta:character-count="71262" meta:non-whitespace-character-count="60515"/>
  </office:meta>
</office:document-meta>
</file>